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Handwriting"/>
    </style:style>
    <style:style style:name="P2" style:family="paragraph" style:parent-style-name="Standard">
      <style:text-properties fo:color="#000000" style:font-name="Handwriting" fo:font-size="13pt" fo:font-weight="bold" style:font-size-asian="13pt" style:font-weight-asian="bold"/>
    </style:style>
    <style:style style:name="P3" style:family="paragraph" style:parent-style-name="Standard">
      <style:text-properties fo:color="#000000" style:font-name="Handwriting" fo:font-size="13pt" fo:font-weight="bold" fo:background-color="#ffff00" style:font-size-asian="13pt" style:font-weight-asian="bold"/>
    </style:style>
    <style:style style:name="P4" style:family="paragraph" style:parent-style-name="Standard">
      <style:text-properties fo:color="#000000" style:font-name="Handwriting" fo:font-weight="bold" style:font-weight-asian="bold"/>
    </style:style>
    <style:style style:name="P5" style:family="paragraph" style:parent-style-name="Standard">
      <style:text-properties fo:color="#000000" style:font-name="Handwriting" fo:font-weight="bold" officeooo:paragraph-rsid="00471276" style:font-weight-asian="bold"/>
    </style:style>
    <style:style style:name="P6" style:family="paragraph" style:parent-style-name="Standard">
      <style:text-properties fo:color="#000000" style:font-name="Handwriting" fo:font-weight="bold" officeooo:rsid="0033cb4b" officeooo:paragraph-rsid="0048c38c" style:font-weight-asian="bold"/>
    </style:style>
    <style:style style:name="P7" style:family="paragraph" style:parent-style-name="Standard">
      <style:text-properties fo:color="#000000" style:font-name="Handwriting" fo:font-weight="bold" officeooo:paragraph-rsid="000a261b" style:font-weight-asian="bold"/>
    </style:style>
    <style:style style:name="P8" style:family="paragraph" style:parent-style-name="Standard">
      <style:text-properties fo:color="#000000" style:font-name="Handwriting" fo:font-weight="bold" officeooo:paragraph-rsid="0053cdcf" style:font-weight-asian="bold"/>
    </style:style>
    <style:style style:name="P9" style:family="paragraph" style:parent-style-name="Standard">
      <style:text-properties fo:color="#000000" style:font-name="Handwriting" fo:font-weight="bold" officeooo:paragraph-rsid="0068a658" style:font-weight-asian="bold"/>
    </style:style>
    <style:style style:name="P10" style:family="paragraph" style:parent-style-name="Standard">
      <style:text-properties fo:color="#000000" style:font-name="Handwriting" fo:font-weight="bold" officeooo:paragraph-rsid="006b2fe1" style:font-weight-asian="bold" style:font-weight-complex="normal"/>
    </style:style>
    <style:style style:name="P11" style:family="paragraph" style:parent-style-name="Standard">
      <style:text-properties fo:color="#000000" style:font-name="Handwriting" fo:font-weight="bold" officeooo:paragraph-rsid="006d2e15" style:font-weight-asian="bold"/>
    </style:style>
    <style:style style:name="P12" style:family="paragraph" style:parent-style-name="Standard">
      <style:text-properties fo:color="#000000" style:font-name="Handwriting" fo:font-weight="bold" officeooo:paragraph-rsid="00a09371" style:font-weight-asian="bold"/>
    </style:style>
    <style:style style:name="P13" style:family="paragraph" style:parent-style-name="Standard">
      <style:text-properties fo:color="#000000" style:font-name="Handwriting" fo:font-weight="bold" officeooo:paragraph-rsid="00b45460" style:font-weight-asian="bold"/>
    </style:style>
    <style:style style:name="P14" style:family="paragraph" style:parent-style-name="Standard">
      <style:text-properties fo:color="#000000" style:font-name="Handwriting" fo:font-weight="bold" officeooo:paragraph-rsid="00183c94" style:font-weight-asian="bold"/>
    </style:style>
    <style:style style:name="P15" style:family="paragraph" style:parent-style-name="Standard">
      <style:text-properties fo:color="#000000" style:font-name="Handwriting" fo:font-weight="bold" officeooo:paragraph-rsid="00c7f7db" style:font-weight-asian="bold"/>
    </style:style>
    <style:style style:name="P16" style:family="paragraph" style:parent-style-name="Standard">
      <style:text-properties fo:color="#000000" style:font-name="Handwriting" fo:font-weight="bold" officeooo:paragraph-rsid="001dad99" style:font-weight-asian="bold"/>
    </style:style>
    <style:style style:name="P17" style:family="paragraph" style:parent-style-name="Standard">
      <style:text-properties fo:color="#000000" style:font-name="Handwriting" officeooo:paragraph-rsid="0021516a"/>
    </style:style>
    <style:style style:name="P18" style:family="paragraph" style:parent-style-name="Standard">
      <style:text-properties fo:color="#000000" style:font-name="Handwriting" fo:font-weight="normal" style:font-weight-asian="normal" style:font-weight-complex="normal"/>
    </style:style>
    <style:style style:name="P19" style:family="paragraph" style:parent-style-name="Standard">
      <style:text-properties fo:color="#000000" style:font-name="Handwriting" fo:font-weight="normal" officeooo:paragraph-rsid="0021516a" style:font-weight-asian="normal" style:font-weight-complex="normal"/>
    </style:style>
    <style:style style:name="P20" style:family="paragraph" style:parent-style-name="Standard">
      <style:text-properties fo:color="#000000" style:font-name="Handwriting" fo:font-weight="normal" officeooo:rsid="0022afda" officeooo:paragraph-rsid="0023317b" style:font-weight-asian="normal" style:font-weight-complex="normal"/>
    </style:style>
    <style:style style:name="P21" style:family="paragraph" style:parent-style-name="Standard">
      <style:text-properties fo:color="#000000" style:font-name="Handwriting" fo:font-weight="normal" officeooo:rsid="001ff6c5" officeooo:paragraph-rsid="0024fd13" style:font-weight-asian="normal" style:font-weight-complex="normal"/>
    </style:style>
    <style:style style:name="P22" style:family="paragraph" style:parent-style-name="Standard">
      <style:text-properties fo:color="#000000" style:font-name="Handwriting" fo:font-weight="normal" officeooo:rsid="0024fd13" officeooo:paragraph-rsid="0024fd13" style:font-weight-asian="normal" style:font-weight-complex="normal"/>
    </style:style>
    <style:style style:name="P23" style:family="paragraph" style:parent-style-name="Standard">
      <style:text-properties fo:color="#000000" style:font-name="Handwriting" fo:font-weight="normal" officeooo:rsid="00330e2f" officeooo:paragraph-rsid="00330e2f" style:font-weight-asian="normal" style:font-weight-complex="normal"/>
    </style:style>
    <style:style style:name="P24" style:family="paragraph" style:parent-style-name="Standard">
      <style:text-properties fo:color="#000000" style:font-name="Handwriting" fo:font-weight="normal" officeooo:rsid="0034fb4a" officeooo:paragraph-rsid="0034fb4a" style:font-weight-asian="normal" style:font-weight-complex="normal"/>
    </style:style>
    <style:style style:name="P25" style:family="paragraph" style:parent-style-name="Standard">
      <style:text-properties fo:color="#000000" style:font-name="Handwriting" fo:font-weight="normal" officeooo:rsid="003eb5d8" officeooo:paragraph-rsid="003eb5d8" style:font-weight-asian="normal" style:font-weight-complex="normal"/>
    </style:style>
    <style:style style:name="P26" style:family="paragraph" style:parent-style-name="Standard">
      <style:text-properties fo:color="#000000" style:font-name="Handwriting" fo:font-weight="normal" officeooo:rsid="004091a5" officeooo:paragraph-rsid="004091a5" style:font-weight-asian="normal" style:font-weight-complex="normal"/>
    </style:style>
    <style:style style:name="P27" style:family="paragraph" style:parent-style-name="Standard">
      <style:text-properties fo:color="#000000" style:font-name="Handwriting" fo:font-weight="normal" officeooo:rsid="0041da7f" officeooo:paragraph-rsid="0041da7f" style:font-weight-asian="normal" style:font-weight-complex="normal"/>
    </style:style>
    <style:style style:name="P28" style:family="paragraph" style:parent-style-name="Standard">
      <style:text-properties fo:color="#000000" style:font-name="Handwriting" fo:font-weight="normal" officeooo:rsid="0044294e" officeooo:paragraph-rsid="0044294e" style:font-weight-asian="normal" style:font-weight-complex="normal"/>
    </style:style>
    <style:style style:name="P29" style:family="paragraph" style:parent-style-name="Standard">
      <style:text-properties fo:color="#000000" style:font-name="Handwriting" fo:font-weight="normal" officeooo:rsid="00be8008" officeooo:paragraph-rsid="00471276" style:font-weight-asian="normal" style:font-weight-complex="normal"/>
    </style:style>
    <style:style style:name="P30" style:family="paragraph" style:parent-style-name="Standard">
      <style:text-properties fo:color="#000000" style:font-name="Handwriting" fo:font-weight="normal" officeooo:rsid="00bf58c9" officeooo:paragraph-rsid="00471276" style:font-weight-asian="normal" style:font-weight-complex="normal"/>
    </style:style>
    <style:style style:name="P31" style:family="paragraph" style:parent-style-name="Standard">
      <style:text-properties fo:color="#000000" style:font-name="Handwriting" fo:font-weight="normal" officeooo:rsid="00c998ed" officeooo:paragraph-rsid="0048c38c" style:font-weight-asian="normal" style:font-weight-complex="normal"/>
    </style:style>
    <style:style style:name="P32" style:family="paragraph" style:parent-style-name="Standard">
      <style:text-properties fo:color="#000000" style:font-name="Handwriting" fo:font-weight="normal" officeooo:rsid="00e5c76d" officeooo:paragraph-rsid="0048c38c" style:font-weight-asian="normal" style:font-weight-complex="normal"/>
    </style:style>
    <style:style style:name="P33" style:family="paragraph" style:parent-style-name="Standard">
      <style:text-properties fo:color="#000000" style:font-name="Handwriting" fo:font-weight="normal" officeooo:rsid="0048c38c" officeooo:paragraph-rsid="0048c38c" style:font-weight-asian="normal" style:font-weight-complex="normal"/>
    </style:style>
    <style:style style:name="P34" style:family="paragraph" style:parent-style-name="Standard">
      <style:text-properties fo:color="#000000" style:font-name="Handwriting" fo:font-weight="normal" officeooo:rsid="00e7c818" officeooo:paragraph-rsid="0048c38c" style:font-weight-asian="normal" style:font-weight-complex="normal"/>
    </style:style>
    <style:style style:name="P35" style:family="paragraph" style:parent-style-name="Standard">
      <style:text-properties fo:color="#000000" style:font-name="Handwriting" fo:font-weight="normal" officeooo:rsid="00cbbd2b" officeooo:paragraph-rsid="004d8562" style:font-weight-asian="normal" style:font-weight-complex="normal"/>
    </style:style>
    <style:style style:name="P36" style:family="paragraph" style:parent-style-name="Standard">
      <style:text-properties fo:color="#000000" style:font-name="Handwriting" fo:font-weight="normal" officeooo:rsid="004f6080" officeooo:paragraph-rsid="004f6080" style:font-weight-asian="normal" style:font-weight-complex="normal"/>
    </style:style>
    <style:style style:name="P37" style:family="paragraph" style:parent-style-name="Standard">
      <style:text-properties fo:color="#000000" style:font-name="Handwriting" fo:font-weight="normal" officeooo:rsid="0053cdcf" officeooo:paragraph-rsid="0053cdcf" style:font-weight-asian="normal" style:font-weight-complex="normal"/>
    </style:style>
    <style:style style:name="P38" style:family="paragraph" style:parent-style-name="Standard">
      <style:text-properties fo:color="#000000" style:font-name="Handwriting" fo:font-weight="normal" officeooo:rsid="0056ba50" officeooo:paragraph-rsid="0056ba50" style:font-weight-asian="normal" style:font-weight-complex="normal"/>
    </style:style>
    <style:style style:name="P39" style:family="paragraph" style:parent-style-name="Standard">
      <style:text-properties fo:color="#000000" style:font-name="Handwriting" fo:font-weight="normal" officeooo:rsid="0057951b" officeooo:paragraph-rsid="0057951b" style:font-weight-asian="normal" style:font-weight-complex="normal"/>
    </style:style>
    <style:style style:name="P40" style:family="paragraph" style:parent-style-name="Standard">
      <style:text-properties fo:color="#000000" style:font-name="Handwriting" fo:font-weight="normal" officeooo:rsid="005ad5d9" officeooo:paragraph-rsid="005ad5d9" style:font-weight-asian="normal" style:font-weight-complex="normal"/>
    </style:style>
    <style:style style:name="P41" style:family="paragraph" style:parent-style-name="Standard">
      <style:text-properties fo:color="#000000" style:font-name="Handwriting" fo:font-weight="normal" officeooo:rsid="005ad5d9" officeooo:paragraph-rsid="006d2e15" style:font-weight-asian="normal" style:font-weight-complex="normal"/>
    </style:style>
    <style:style style:name="P42" style:family="paragraph" style:parent-style-name="Standard">
      <style:text-properties fo:color="#000000" style:font-name="Handwriting" fo:font-weight="normal" officeooo:paragraph-rsid="005ad5d9" style:font-weight-asian="normal" style:font-weight-complex="normal"/>
    </style:style>
    <style:style style:name="P43" style:family="paragraph" style:parent-style-name="Standard">
      <style:text-properties fo:color="#000000" style:font-name="Handwriting" fo:font-weight="normal" officeooo:rsid="0060a67c" officeooo:paragraph-rsid="0060a67c" style:font-weight-asian="normal" style:font-weight-complex="normal"/>
    </style:style>
    <style:style style:name="P44" style:family="paragraph" style:parent-style-name="Standard">
      <style:text-properties fo:color="#000000" style:font-name="Handwriting" fo:font-weight="normal" officeooo:rsid="00629d2f" officeooo:paragraph-rsid="00629d2f" style:font-weight-asian="normal" style:font-weight-complex="normal"/>
    </style:style>
    <style:style style:name="P45" style:family="paragraph" style:parent-style-name="Standard">
      <style:text-properties fo:color="#000000" style:font-name="Handwriting" fo:font-weight="normal" officeooo:paragraph-rsid="00674d44" style:font-weight-asian="normal" style:font-weight-complex="normal"/>
    </style:style>
    <style:style style:name="P46" style:family="paragraph" style:parent-style-name="Standard">
      <style:text-properties fo:color="#000000" style:font-name="Handwriting" fo:font-weight="normal" officeooo:rsid="0068a658" officeooo:paragraph-rsid="0068a658" style:font-weight-asian="normal" style:font-weight-complex="normal"/>
    </style:style>
    <style:style style:name="P47" style:family="paragraph" style:parent-style-name="Standard">
      <style:text-properties fo:color="#000000" style:font-name="Handwriting" fo:font-weight="normal" officeooo:rsid="006d2e15" officeooo:paragraph-rsid="006d2e15" style:font-weight-asian="normal" style:font-weight-complex="normal"/>
    </style:style>
    <style:style style:name="P48" style:family="paragraph" style:parent-style-name="Standard">
      <style:text-properties fo:color="#000000" style:font-name="Handwriting" fo:font-weight="normal" officeooo:paragraph-rsid="006d2e15" style:font-weight-asian="normal" style:font-weight-complex="normal"/>
    </style:style>
    <style:style style:name="P49" style:family="paragraph" style:parent-style-name="Standard">
      <style:text-properties fo:color="#000000" style:font-name="Handwriting" fo:font-weight="normal" officeooo:rsid="007021d1" officeooo:paragraph-rsid="007021d1" style:font-weight-asian="normal" style:font-weight-complex="normal"/>
    </style:style>
    <style:style style:name="P50" style:family="paragraph" style:parent-style-name="Standard">
      <style:text-properties fo:color="#000000" style:font-name="Handwriting" fo:font-weight="normal" officeooo:rsid="014e13e6" officeooo:paragraph-rsid="006ec4bd" style:font-weight-asian="normal" style:font-weight-complex="normal"/>
    </style:style>
    <style:style style:name="P51" style:family="paragraph" style:parent-style-name="Standard">
      <style:text-properties fo:color="#000000" style:font-name="Handwriting" fo:font-weight="normal" officeooo:rsid="014ee98f" officeooo:paragraph-rsid="006ec4bd" style:font-weight-asian="normal" style:font-weight-complex="normal"/>
    </style:style>
    <style:style style:name="P52" style:family="paragraph" style:parent-style-name="Standard">
      <style:text-properties fo:color="#000000" style:font-name="Handwriting" fo:font-weight="normal" officeooo:rsid="006ec4bd" officeooo:paragraph-rsid="006ec4bd" style:font-weight-asian="normal" style:font-weight-complex="normal"/>
    </style:style>
    <style:style style:name="P53" style:family="paragraph" style:parent-style-name="Standard">
      <style:text-properties fo:color="#000000" style:font-name="Handwriting" fo:font-weight="normal" officeooo:rsid="006ec4bd" officeooo:paragraph-rsid="007021d1" style:font-weight-asian="normal" style:font-weight-complex="normal"/>
    </style:style>
    <style:style style:name="P54" style:family="paragraph" style:parent-style-name="Standard">
      <style:text-properties fo:color="#000000" style:font-name="Handwriting" fo:font-weight="normal" officeooo:rsid="007f642f" officeooo:paragraph-rsid="007f642f" style:font-weight-asian="normal" style:font-weight-complex="normal"/>
    </style:style>
    <style:style style:name="P55" style:family="paragraph" style:parent-style-name="Standard">
      <style:text-properties fo:color="#000000" style:font-name="Handwriting" fo:font-weight="normal" officeooo:rsid="013e0192" officeooo:paragraph-rsid="006ec4bd" style:font-weight-asian="normal" style:font-weight-complex="normal"/>
    </style:style>
    <style:style style:name="P56" style:family="paragraph" style:parent-style-name="Standard">
      <style:text-properties fo:color="#000000" style:font-name="Handwriting" fo:font-weight="normal" officeooo:paragraph-rsid="006ec4bd" style:font-weight-asian="normal" style:font-weight-complex="normal"/>
    </style:style>
    <style:style style:name="P57" style:family="paragraph" style:parent-style-name="Standard">
      <style:text-properties fo:color="#000000" style:font-name="Handwriting" fo:font-weight="normal" officeooo:paragraph-rsid="008092f3" style:font-weight-asian="normal" style:font-weight-complex="normal"/>
    </style:style>
    <style:style style:name="P58" style:family="paragraph" style:parent-style-name="Standard">
      <style:text-properties fo:color="#000000" style:font-name="Handwriting" fo:font-weight="normal" officeooo:paragraph-rsid="00723c5b" style:font-weight-asian="normal" style:font-weight-complex="normal"/>
    </style:style>
    <style:style style:name="P59" style:family="paragraph" style:parent-style-name="Standard">
      <style:text-properties fo:color="#000000" style:font-name="Handwriting" fo:font-weight="normal" officeooo:paragraph-rsid="007021d1" style:font-weight-asian="normal" style:font-weight-complex="normal"/>
    </style:style>
    <style:style style:name="P60" style:family="paragraph" style:parent-style-name="Standard">
      <style:text-properties fo:color="#000000" style:font-name="Handwriting" fo:font-weight="normal" officeooo:rsid="007e16a3" officeooo:paragraph-rsid="007e16a3" style:font-weight-asian="normal" style:font-weight-complex="normal"/>
    </style:style>
    <style:style style:name="P61" style:family="paragraph" style:parent-style-name="Standard">
      <style:text-properties fo:color="#000000" style:font-name="Handwriting" fo:font-weight="normal" officeooo:rsid="0090582a" officeooo:paragraph-rsid="0090582a" style:font-weight-asian="normal" style:font-weight-complex="normal"/>
    </style:style>
    <style:style style:name="P62" style:family="paragraph" style:parent-style-name="Standard">
      <style:text-properties fo:color="#000000" style:font-name="Handwriting" fo:font-weight="normal" officeooo:rsid="009192e3" officeooo:paragraph-rsid="009192e3" style:font-weight-asian="normal" style:font-weight-complex="normal"/>
    </style:style>
    <style:style style:name="P63" style:family="paragraph" style:parent-style-name="Standard">
      <style:text-properties fo:color="#000000" style:font-name="Handwriting" fo:font-weight="normal" officeooo:rsid="0095c340" officeooo:paragraph-rsid="0095c340" style:font-weight-asian="normal" style:font-weight-complex="normal"/>
    </style:style>
    <style:style style:name="P64" style:family="paragraph" style:parent-style-name="Standard">
      <style:text-properties fo:color="#000000" style:font-name="Handwriting" fo:font-weight="normal" officeooo:rsid="009abd4d" officeooo:paragraph-rsid="009abd4d" style:font-weight-asian="normal" style:font-weight-complex="normal"/>
    </style:style>
    <style:style style:name="P65" style:family="paragraph" style:parent-style-name="Standard">
      <style:text-properties fo:color="#000000" style:font-name="Handwriting" fo:font-weight="normal" officeooo:rsid="00957fa6" officeooo:paragraph-rsid="00957fa6" style:font-weight-asian="normal" style:font-weight-complex="normal"/>
    </style:style>
    <style:style style:name="P66" style:family="paragraph" style:parent-style-name="Standard">
      <style:text-properties fo:color="#000000" style:font-name="Handwriting" fo:font-weight="normal" officeooo:rsid="00969867" officeooo:paragraph-rsid="00969867" style:font-weight-asian="normal" style:font-weight-complex="normal"/>
    </style:style>
    <style:style style:name="P67" style:family="paragraph" style:parent-style-name="Standard">
      <style:text-properties fo:color="#000000" style:font-name="Handwriting" fo:font-weight="normal" officeooo:paragraph-rsid="0099611d" style:font-weight-asian="normal" style:font-weight-complex="normal"/>
    </style:style>
    <style:style style:name="P68" style:family="paragraph" style:parent-style-name="Standard">
      <style:text-properties fo:color="#000000" style:font-name="Handwriting" fo:font-weight="normal" officeooo:rsid="00a09371" officeooo:paragraph-rsid="00a09371" style:font-weight-asian="normal" style:font-weight-complex="normal"/>
    </style:style>
    <style:style style:name="P69" style:family="paragraph" style:parent-style-name="Standard">
      <style:text-properties fo:color="#000000" style:font-name="Handwriting" fo:font-weight="normal" officeooo:rsid="00ac0d94" officeooo:paragraph-rsid="00ac0d94" style:font-weight-asian="normal" style:font-weight-complex="normal"/>
    </style:style>
    <style:style style:name="P70" style:family="paragraph" style:parent-style-name="Standard">
      <style:text-properties fo:color="#000000" style:font-name="Handwriting" fo:font-weight="normal" officeooo:rsid="00ac8c11" officeooo:paragraph-rsid="00ac8c11" style:font-weight-asian="normal" style:font-weight-complex="normal"/>
    </style:style>
    <style:style style:name="P71" style:family="paragraph" style:parent-style-name="Standard">
      <style:text-properties fo:color="#000000" style:font-name="Handwriting" fo:font-weight="normal" officeooo:rsid="00b143b4" officeooo:paragraph-rsid="00b143b4" style:font-weight-asian="normal" style:font-weight-complex="normal"/>
    </style:style>
    <style:style style:name="P72" style:family="paragraph" style:parent-style-name="Standard">
      <style:text-properties fo:color="#000000" style:font-name="Handwriting" fo:font-weight="normal" officeooo:rsid="00b226f5" officeooo:paragraph-rsid="00b226f5" style:font-weight-asian="normal" style:font-weight-complex="normal"/>
    </style:style>
    <style:style style:name="P73" style:family="paragraph" style:parent-style-name="Standard">
      <style:text-properties fo:color="#000000" style:font-name="Handwriting" fo:font-weight="normal" officeooo:rsid="00b32a71" officeooo:paragraph-rsid="00b32a71" style:font-weight-asian="normal" style:font-weight-complex="normal"/>
    </style:style>
    <style:style style:name="P74" style:family="paragraph" style:parent-style-name="Standard">
      <style:text-properties fo:color="#000000" style:font-name="Handwriting" fo:font-weight="normal" officeooo:rsid="00b45460" officeooo:paragraph-rsid="00b45460" style:font-weight-asian="normal" style:font-weight-complex="normal"/>
    </style:style>
    <style:style style:name="P75" style:family="paragraph" style:parent-style-name="Standard">
      <style:text-properties fo:color="#000000" style:font-name="Handwriting" fo:font-weight="normal" officeooo:rsid="00190be3" officeooo:paragraph-rsid="00183c94" style:font-weight-asian="normal" style:font-weight-complex="normal"/>
    </style:style>
    <style:style style:name="P76" style:family="paragraph" style:parent-style-name="Standard">
      <style:text-properties fo:color="#000000" style:font-name="Handwriting" fo:font-weight="normal" officeooo:paragraph-rsid="00bc1286" style:font-weight-asian="normal" style:font-weight-complex="normal"/>
    </style:style>
    <style:style style:name="P77" style:family="paragraph" style:parent-style-name="Standard">
      <style:text-properties fo:color="#000000" style:font-name="Handwriting" fo:font-weight="normal" officeooo:rsid="00beba6f" officeooo:paragraph-rsid="00beba6f" style:font-weight-asian="normal" style:font-weight-complex="normal"/>
    </style:style>
    <style:style style:name="P78" style:family="paragraph" style:parent-style-name="Standard">
      <style:text-properties fo:color="#000000" style:font-name="Handwriting" fo:font-weight="normal" officeooo:rsid="00c32873" officeooo:paragraph-rsid="00c32873" style:font-weight-asian="normal" style:font-weight-complex="normal"/>
    </style:style>
    <style:style style:name="P79" style:family="paragraph" style:parent-style-name="Standard">
      <style:text-properties fo:color="#000000" style:font-name="Handwriting" fo:font-weight="normal" officeooo:rsid="00c4f201" officeooo:paragraph-rsid="00c4f201" style:font-weight-asian="normal" style:font-weight-complex="normal"/>
    </style:style>
    <style:style style:name="P80" style:family="paragraph" style:parent-style-name="Standard">
      <style:text-properties fo:color="#000000" style:font-name="Handwriting" fo:font-weight="normal" officeooo:rsid="00c6b465" officeooo:paragraph-rsid="00c6b465" style:font-weight-asian="normal" style:font-weight-complex="normal"/>
    </style:style>
    <style:style style:name="P81" style:family="paragraph" style:parent-style-name="Standard">
      <style:text-properties fo:color="#000000" style:font-name="Handwriting" fo:font-weight="normal" officeooo:rsid="00c8d764" officeooo:paragraph-rsid="00c8d764" style:font-weight-asian="normal" style:font-weight-complex="normal"/>
    </style:style>
    <style:style style:name="P82" style:family="paragraph" style:parent-style-name="Standard">
      <style:text-properties fo:color="#000000" style:font-name="Handwriting" fo:font-weight="normal" officeooo:rsid="001aff36" officeooo:paragraph-rsid="001aff36" style:font-weight-asian="normal" style:font-weight-complex="normal"/>
    </style:style>
    <style:style style:name="P83" style:family="paragraph" style:parent-style-name="Standard">
      <style:text-properties fo:color="#000000" style:font-name="Handwriting" fo:font-weight="normal" officeooo:rsid="001dad99" officeooo:paragraph-rsid="001dad99" style:font-weight-asian="normal" style:font-weight-complex="normal"/>
    </style:style>
    <style:style style:name="P84" style:family="paragraph" style:parent-style-name="Standard">
      <style:text-properties fo:color="#000000" style:font-name="Handwriting" fo:font-weight="normal" officeooo:rsid="00d1a0e4" officeooo:paragraph-rsid="00d1a0e4" style:font-weight-asian="normal" style:font-weight-complex="normal"/>
    </style:style>
    <style:style style:name="P85" style:family="paragraph" style:parent-style-name="Standard">
      <style:text-properties fo:color="#000000" style:font-name="Handwriting" officeooo:paragraph-rsid="0023317b"/>
    </style:style>
    <style:style style:name="P86" style:family="paragraph" style:parent-style-name="Standard">
      <style:text-properties fo:color="#000000" style:font-name="Handwriting" officeooo:paragraph-rsid="0024fd13"/>
    </style:style>
    <style:style style:name="P87" style:family="paragraph" style:parent-style-name="Standard">
      <style:text-properties fo:color="#000000" style:font-name="Handwriting" officeooo:rsid="0028146e" officeooo:paragraph-rsid="0028146e"/>
    </style:style>
    <style:style style:name="P88" style:family="paragraph" style:parent-style-name="Standard">
      <style:text-properties fo:color="#000000" style:font-name="Handwriting" officeooo:paragraph-rsid="0028146e"/>
    </style:style>
    <style:style style:name="P89" style:family="paragraph" style:parent-style-name="Standard">
      <style:text-properties fo:color="#000000" style:font-name="Handwriting" officeooo:paragraph-rsid="002d38c2"/>
    </style:style>
    <style:style style:name="P90" style:family="paragraph" style:parent-style-name="Standard">
      <style:text-properties fo:color="#000000" style:font-name="Handwriting" fo:font-size="11pt" fo:language="en" fo:country="US" fo:font-weight="normal" officeooo:rsid="000cdd3a" officeooo:paragraph-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1" style:family="paragraph" style:parent-style-name="Standard">
      <style:text-properties fo:color="#000000" style:font-name="Handwriting" fo:font-size="11pt" fo:language="en" fo:country="US" fo:font-weight="normal" officeooo:rsid="008d258f" officeooo:paragraph-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2" style:family="paragraph" style:parent-style-name="Standard">
      <style:text-properties fo:color="#000000" style:font-name="Handwriting" fo:font-size="11pt" fo:language="en" fo:country="US" fo:font-weight="normal" officeooo:rsid="003b331f" officeooo:paragraph-rsid="003b331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3" style:family="paragraph" style:parent-style-name="Standard">
      <style:text-properties fo:color="#000000" style:font-name="Handwriting" fo:font-size="11pt" fo:language="en" fo:country="US" fo:font-weight="normal" officeooo:rsid="00cd9973" officeooo:paragraph-rsid="00513af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4" style:family="paragraph" style:parent-style-name="Standard">
      <style:text-properties fo:color="#000000" style:font-name="Handwriting" fo:font-size="11pt" fo:language="en" fo:country="US" fo:font-weight="normal" officeooo:rsid="00513af3" officeooo:paragraph-rsid="00513af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5" style:family="paragraph" style:parent-style-name="Standard">
      <style:text-properties fo:color="#000000" style:font-name="Handwriting" fo:font-size="11pt" fo:language="en" fo:country="US" fo:font-weight="normal" officeooo:rsid="007388fe" officeooo:paragraph-rsid="007388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6" style:family="paragraph" style:parent-style-name="Standard">
      <style:text-properties fo:color="#000000" style:font-name="Handwriting" fo:font-size="11pt" fo:language="en" fo:country="US" fo:font-weight="normal" officeooo:rsid="00c25dca" officeooo:paragraph-rsid="00c25dc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7" style:family="paragraph" style:parent-style-name="Standard">
      <style:text-properties fo:color="#000000" style:font-name="Handwriting" fo:font-size="11pt" fo:language="en" fo:country="US" officeooo:rsid="00c7f7db" officeooo:paragraph-rsid="00c7f7db" style:letter-kerning="false" style:font-name-asian="Calibri1" style:font-size-asian="11pt" style:language-asian="en" style:country-asian="US" style:font-name-complex="DejaVu Sans" style:font-size-complex="11pt" style:language-complex="ar" style:country-complex="SA"/>
    </style:style>
    <style:style style:name="P98" style:family="paragraph" style:parent-style-name="Standard">
      <style:text-properties fo:color="#000000" style:font-name="Handwriting" fo:font-size="11pt" fo:font-weight="normal" officeooo:rsid="00e4750c" officeooo:paragraph-rsid="00e4750c" style:font-size-asian="11pt" style:font-weight-asian="normal" style:font-size-complex="11pt" style:font-weight-complex="normal"/>
    </style:style>
    <style:style style:name="P99" style:family="paragraph" style:parent-style-name="Standard">
      <style:text-properties fo:color="#000000" style:font-name="Handwriting" officeooo:paragraph-rsid="003a9585"/>
    </style:style>
    <style:style style:name="P100" style:family="paragraph" style:parent-style-name="Standard">
      <style:text-properties fo:color="#000000" style:font-name="Handwriting" officeooo:paragraph-rsid="0045dc4d"/>
    </style:style>
    <style:style style:name="P101" style:family="paragraph" style:parent-style-name="Standard">
      <style:text-properties fo:color="#000000" style:font-name="Handwriting" officeooo:paragraph-rsid="005ad5d9"/>
    </style:style>
    <style:style style:name="P102" style:family="paragraph" style:parent-style-name="Standard">
      <style:text-properties fo:color="#000000" style:font-name="Handwriting" officeooo:rsid="00247b2f" officeooo:paragraph-rsid="00e26e63"/>
    </style:style>
    <style:style style:name="P103" style:family="paragraph" style:parent-style-name="Standard">
      <style:text-properties fo:color="#000000" style:font-name="Handwriting" officeooo:paragraph-rsid="00e26e63"/>
    </style:style>
    <style:style style:name="P104" style:family="paragraph" style:parent-style-name="Standard">
      <style:text-properties fo:color="#000000" style:font-name="Handwriting" officeooo:rsid="0011d7fa" officeooo:paragraph-rsid="00e26e63"/>
    </style:style>
    <style:style style:name="P105" style:family="paragraph" style:parent-style-name="Standard">
      <style:text-properties fo:color="#000000" style:font-name="Handwriting" officeooo:paragraph-rsid="0067f45e"/>
    </style:style>
    <style:style style:name="P106" style:family="paragraph" style:parent-style-name="Standard">
      <style:text-properties fo:color="#000000" style:font-name="Handwriting" officeooo:paragraph-rsid="006d2e15"/>
    </style:style>
    <style:style style:name="P107" style:family="paragraph" style:parent-style-name="Standard">
      <style:text-properties fo:color="#000000" style:font-name="Handwriting" officeooo:rsid="006d2e15" officeooo:paragraph-rsid="006d2e15"/>
    </style:style>
    <style:style style:name="P108" style:family="paragraph" style:parent-style-name="Standard">
      <style:text-properties fo:color="#000000" style:font-name="Handwriting" officeooo:paragraph-rsid="006ec4bd"/>
    </style:style>
    <style:style style:name="P109" style:family="paragraph" style:parent-style-name="Standard">
      <style:text-properties fo:color="#000000" style:font-name="Handwriting" officeooo:rsid="00a3ef1f" officeooo:paragraph-rsid="00a3ef1f"/>
    </style:style>
    <style:style style:name="P110" style:family="paragraph" style:parent-style-name="Standard">
      <style:text-properties fo:color="#000000" style:font-name="Handwriting" officeooo:rsid="00a50e36" officeooo:paragraph-rsid="00a50e36"/>
    </style:style>
    <style:style style:name="P111" style:family="paragraph" style:parent-style-name="Standard">
      <style:text-properties fo:color="#000000" style:font-name="Handwriting" officeooo:rsid="00a666f1" officeooo:paragraph-rsid="00a666f1"/>
    </style:style>
    <style:style style:name="P112" style:family="paragraph" style:parent-style-name="Standard">
      <style:text-properties fo:color="#000000" style:font-name="Handwriting" officeooo:rsid="00ae70fc" officeooo:paragraph-rsid="00ae70fc"/>
    </style:style>
    <style:style style:name="P113" style:family="paragraph" style:parent-style-name="Standard">
      <style:text-properties fo:color="#000000" style:font-name="Handwriting" officeooo:paragraph-rsid="00183c94"/>
    </style:style>
    <style:style style:name="P114" style:family="paragraph" style:parent-style-name="Standard">
      <style:text-properties fo:color="#000000" style:font-name="Handwriting" officeooo:paragraph-rsid="00bcf00e"/>
    </style:style>
    <style:style style:name="P115" style:family="paragraph" style:parent-style-name="Standard">
      <style:text-properties fo:color="#000000" style:font-name="Handwriting" officeooo:paragraph-rsid="00beba6f"/>
    </style:style>
    <style:style style:name="P116" style:family="paragraph" style:parent-style-name="Standard">
      <style:text-properties fo:color="#000000" style:font-name="Handwriting" officeooo:paragraph-rsid="00cad601"/>
    </style:style>
    <style:style style:name="P11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andwriting" fo:letter-spacing="normal" fo:font-style="normal" fo:font-weight="normal" style:font-style-asian="normal" style:font-weight-asian="normal"/>
    </style:style>
    <style:style style:name="P118" style:family="paragraph" style:parent-style-name="Preformatted_20_Text">
      <style:paragraph-properties fo:margin-top="0in" fo:margin-bottom="0in" loext:contextual-spacing="false" fo:text-align="start" style:justify-single-word="false" fo:orphans="2" fo:widows="2"/>
      <style:text-properties fo:font-variant="normal" fo:text-transform="none" fo:color="#000000" style:font-name="Handwriting" fo:letter-spacing="normal" fo:font-style="normal" fo:font-weight="normal" style:font-style-asian="normal" style:font-weight-asian="normal"/>
    </style:style>
    <style:style style:name="P11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120" style:family="paragraph" style:parent-style-name="Standard" style:master-page-name="Standard">
      <style:paragraph-properties style:page-number="auto"/>
      <style:text-properties fo:color="#000000" style:font-name="Handwriting" fo:font-size="13pt" fo:font-weight="bold" style:font-size-asian="13pt" style:font-weight-asian="bold"/>
    </style:style>
    <style:style style:name="T1" style:family="text">
      <style:text-properties style:text-position="super 58%" fo:font-weight="normal" officeooo:rsid="002feda7" style:font-weight-asian="normal" style:font-weight-complex="normal"/>
    </style:style>
    <style:style style:name="T2" style:family="text">
      <style:text-properties officeooo:rsid="000acb01"/>
    </style:style>
    <style:style style:name="T3" style:family="text">
      <style:text-properties officeooo:rsid="001788d8"/>
    </style:style>
    <style:style style:name="T4" style:family="text">
      <style:text-properties officeooo:rsid="001824c2"/>
    </style:style>
    <style:style style:name="T5" style:family="text">
      <style:text-properties fo:font-weight="bold" style:font-weight-asian="bold"/>
    </style:style>
    <style:style style:name="T6" style:family="text">
      <style:text-properties fo:font-weight="bold" officeooo:rsid="0024fd13" style:font-weight-asian="bold" style:font-weight-complex="bold"/>
    </style:style>
    <style:style style:name="T7" style:family="text">
      <style:text-properties fo:font-weight="bold" officeooo:rsid="002877fd" style:font-weight-asian="bold" style:font-weight-complex="bold"/>
    </style:style>
    <style:style style:name="T8" style:family="text">
      <style:text-properties fo:font-weight="bold" officeooo:rsid="0029b22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1516a" style:font-weight-asian="normal" style:font-weight-complex="normal"/>
    </style:style>
    <style:style style:name="T11" style:family="text">
      <style:text-properties fo:font-weight="normal" officeooo:rsid="00222cbc" style:font-weight-asian="normal" style:font-weight-complex="normal"/>
    </style:style>
    <style:style style:name="T12" style:family="text">
      <style:text-properties fo:font-weight="normal" officeooo:rsid="00223d3a" style:font-weight-asian="normal" style:font-weight-complex="normal"/>
    </style:style>
    <style:style style:name="T13" style:family="text">
      <style:text-properties fo:font-weight="normal" officeooo:rsid="0022afda" style:font-weight-asian="normal" style:font-weight-complex="normal"/>
    </style:style>
    <style:style style:name="T14" style:family="text">
      <style:text-properties fo:font-weight="normal" officeooo:rsid="0023317b" style:font-weight-asian="normal" style:font-weight-complex="normal"/>
    </style:style>
    <style:style style:name="T15" style:family="text">
      <style:text-properties fo:font-weight="normal" officeooo:rsid="0024fd13" style:font-weight-asian="normal" style:font-weight-complex="normal"/>
    </style:style>
    <style:style style:name="T16" style:family="text">
      <style:text-properties fo:font-weight="normal" officeooo:rsid="001782de" style:font-weight-asian="normal" style:font-weight-complex="normal"/>
    </style:style>
    <style:style style:name="T17" style:family="text">
      <style:text-properties fo:font-weight="normal" officeooo:rsid="0040e4f0" style:font-weight-asian="normal" style:font-weight-complex="normal"/>
    </style:style>
    <style:style style:name="T18" style:family="text">
      <style:text-properties fo:font-weight="normal" officeooo:rsid="0041ad35" style:font-weight-asian="normal" style:font-weight-complex="normal"/>
    </style:style>
    <style:style style:name="T19" style:family="text">
      <style:text-properties fo:font-weight="normal" officeooo:rsid="0064cbe8" style:font-weight-asian="normal" style:font-weight-complex="normal"/>
    </style:style>
    <style:style style:name="T20" style:family="text">
      <style:text-properties fo:font-weight="normal" officeooo:rsid="00431f6f" style:font-weight-asian="normal" style:font-weight-complex="normal"/>
    </style:style>
    <style:style style:name="T21" style:family="text">
      <style:text-properties fo:font-weight="normal" officeooo:rsid="00470f3a" style:font-weight-asian="normal" style:font-weight-complex="normal"/>
    </style:style>
    <style:style style:name="T22" style:family="text">
      <style:text-properties fo:font-weight="normal" officeooo:rsid="0043adf2" style:font-weight-asian="normal" style:font-weight-complex="normal"/>
    </style:style>
    <style:style style:name="T23" style:family="text">
      <style:text-properties fo:font-weight="normal" officeooo:rsid="0044d18a" style:font-weight-asian="normal" style:font-weight-complex="normal"/>
    </style:style>
    <style:style style:name="T24" style:family="text">
      <style:text-properties fo:font-weight="normal" officeooo:rsid="00451e50" style:font-weight-asian="normal" style:font-weight-complex="normal"/>
    </style:style>
    <style:style style:name="T25" style:family="text">
      <style:text-properties fo:font-weight="normal" officeooo:rsid="00266aa6" style:font-weight-asian="normal" style:font-weight-complex="normal"/>
    </style:style>
    <style:style style:name="T26" style:family="text">
      <style:text-properties fo:font-weight="normal" officeooo:rsid="002877fd" style:font-weight-asian="normal" style:font-weight-complex="normal"/>
    </style:style>
    <style:style style:name="T27" style:family="text">
      <style:text-properties fo:font-weight="normal" officeooo:rsid="002949c8" style:font-weight-asian="normal" style:font-weight-complex="normal"/>
    </style:style>
    <style:style style:name="T28" style:family="text">
      <style:text-properties fo:font-weight="normal" officeooo:rsid="0029b22d" style:font-weight-asian="normal" style:font-weight-complex="normal"/>
    </style:style>
    <style:style style:name="T29" style:family="text">
      <style:text-properties fo:font-weight="normal" officeooo:rsid="002b71d0" style:font-weight-asian="normal" style:font-weight-complex="normal"/>
    </style:style>
    <style:style style:name="T30" style:family="text">
      <style:text-properties fo:font-weight="normal" officeooo:rsid="002b8e13" style:font-weight-asian="normal" style:font-weight-complex="normal"/>
    </style:style>
    <style:style style:name="T31" style:family="text">
      <style:text-properties fo:font-weight="normal" officeooo:rsid="002feda7" style:font-weight-asian="normal" style:font-weight-complex="normal"/>
    </style:style>
    <style:style style:name="T32" style:family="text">
      <style:text-properties fo:font-weight="normal" officeooo:rsid="003005fa" style:font-weight-asian="normal" style:font-weight-complex="normal"/>
    </style:style>
    <style:style style:name="T33" style:family="text">
      <style:text-properties fo:font-weight="normal" officeooo:rsid="0030d20f" style:font-weight-asian="normal" style:font-weight-complex="normal"/>
    </style:style>
    <style:style style:name="T34" style:family="text">
      <style:text-properties fo:font-weight="normal" officeooo:rsid="0032c018" style:font-weight-asian="normal" style:font-weight-complex="normal"/>
    </style:style>
    <style:style style:name="T35" style:family="text">
      <style:text-properties fo:font-weight="normal" officeooo:rsid="00361f24" style:font-weight-asian="normal" style:font-weight-complex="normal"/>
    </style:style>
    <style:style style:name="T36" style:family="text">
      <style:text-properties fo:font-weight="normal" officeooo:rsid="003775cc" style:font-weight-asian="normal" style:font-weight-complex="normal"/>
    </style:style>
    <style:style style:name="T37" style:family="text">
      <style:text-properties fo:font-weight="normal" officeooo:rsid="003a9585" style:font-weight-asian="normal" style:font-weight-complex="normal"/>
    </style:style>
    <style:style style:name="T38" style:family="text">
      <style:text-properties fo:font-weight="normal" officeooo:rsid="003c3ea9" style:font-weight-asian="normal" style:font-weight-complex="normal"/>
    </style:style>
    <style:style style:name="T39" style:family="text">
      <style:text-properties fo:font-weight="normal" officeooo:rsid="003cfff3" style:font-weight-asian="normal" style:font-weight-complex="normal"/>
    </style:style>
    <style:style style:name="T40" style:family="text">
      <style:text-properties fo:font-weight="normal" officeooo:rsid="003d3eaf" style:font-weight-asian="normal" style:font-weight-complex="normal"/>
    </style:style>
    <style:style style:name="T41" style:family="text">
      <style:text-properties fo:font-weight="normal" officeooo:rsid="003da538" style:font-weight-asian="normal" style:font-weight-complex="normal"/>
    </style:style>
    <style:style style:name="T42" style:family="text">
      <style:text-properties fo:font-weight="normal" officeooo:rsid="003eb5d8" style:font-weight-asian="normal" style:font-weight-complex="normal"/>
    </style:style>
    <style:style style:name="T43" style:family="text">
      <style:text-properties fo:font-weight="normal" officeooo:rsid="00471276" style:font-weight-asian="normal" style:font-weight-complex="normal"/>
    </style:style>
    <style:style style:name="T44" style:family="text">
      <style:text-properties fo:font-weight="normal" officeooo:rsid="005ad5d9" style:font-weight-asian="normal" style:font-weight-complex="normal"/>
    </style:style>
    <style:style style:name="T45" style:family="text">
      <style:text-properties fo:font-weight="normal" officeooo:rsid="005c8da0" style:font-weight-asian="normal" style:font-weight-complex="normal"/>
    </style:style>
    <style:style style:name="T46" style:family="text">
      <style:text-properties fo:font-weight="normal" officeooo:rsid="005dd085" style:font-weight-asian="normal" style:font-weight-complex="normal"/>
    </style:style>
    <style:style style:name="T47" style:family="text">
      <style:text-properties fo:font-weight="normal" officeooo:rsid="005e46c3" style:font-weight-asian="normal" style:font-weight-complex="normal"/>
    </style:style>
    <style:style style:name="T48" style:family="text">
      <style:text-properties fo:font-weight="normal" officeooo:rsid="005f7271" style:font-weight-asian="normal" style:font-weight-complex="normal"/>
    </style:style>
    <style:style style:name="T49" style:family="text">
      <style:text-properties fo:font-weight="normal" officeooo:rsid="005fd245" style:font-weight-asian="normal" style:font-weight-complex="normal"/>
    </style:style>
    <style:style style:name="T50" style:family="text">
      <style:text-properties fo:font-weight="normal" officeooo:rsid="006557d9" style:font-weight-asian="normal" style:font-weight-complex="normal"/>
    </style:style>
    <style:style style:name="T51" style:family="text">
      <style:text-properties fo:font-weight="normal" officeooo:rsid="011e15cc" style:font-weight-asian="normal" style:font-weight-complex="normal"/>
    </style:style>
    <style:style style:name="T52" style:family="text">
      <style:text-properties fo:font-weight="normal" officeooo:rsid="0067f45e" style:font-weight-asian="normal" style:font-weight-complex="normal"/>
    </style:style>
    <style:style style:name="T53" style:family="text">
      <style:text-properties fo:font-weight="normal" officeooo:rsid="0068a658" style:font-weight-asian="normal" style:font-weight-complex="normal"/>
    </style:style>
    <style:style style:name="T54" style:family="text">
      <style:text-properties fo:font-weight="normal" officeooo:rsid="006998df" style:font-weight-asian="normal" style:font-weight-complex="normal"/>
    </style:style>
    <style:style style:name="T55" style:family="text">
      <style:text-properties fo:font-weight="normal" officeooo:rsid="006b2fe1" style:font-weight-asian="normal" style:font-weight-complex="normal"/>
    </style:style>
    <style:style style:name="T56" style:family="text">
      <style:text-properties fo:font-weight="normal" officeooo:rsid="012da89e" style:font-weight-asian="normal" style:font-weight-complex="normal"/>
    </style:style>
    <style:style style:name="T57" style:family="text">
      <style:text-properties fo:font-weight="normal" officeooo:rsid="01363049" style:font-weight-asian="normal" style:font-weight-complex="normal"/>
    </style:style>
    <style:style style:name="T58" style:family="text">
      <style:text-properties fo:font-weight="normal" officeooo:rsid="007021d1" style:font-weight-asian="normal" style:font-weight-complex="normal"/>
    </style:style>
    <style:style style:name="T59" style:family="text">
      <style:text-properties fo:font-weight="normal" officeooo:rsid="0075d67a" style:font-weight-asian="normal" style:font-weight-complex="normal"/>
    </style:style>
    <style:style style:name="T60" style:family="text">
      <style:text-properties fo:font-weight="normal" officeooo:rsid="008666b1" style:font-weight-asian="normal" style:font-weight-complex="normal"/>
    </style:style>
    <style:style style:name="T61" style:family="text">
      <style:text-properties fo:font-weight="normal" officeooo:rsid="0087d030" style:font-weight-asian="normal" style:font-weight-complex="normal"/>
    </style:style>
    <style:style style:name="T62" style:family="text">
      <style:text-properties fo:font-weight="normal" officeooo:rsid="00883b91" style:font-weight-asian="normal" style:font-weight-complex="normal"/>
    </style:style>
    <style:style style:name="T63" style:family="text">
      <style:text-properties fo:font-weight="normal" officeooo:rsid="009c954e" style:font-weight-asian="normal" style:font-weight-complex="normal"/>
    </style:style>
    <style:style style:name="T64" style:family="text">
      <style:text-properties fo:font-weight="normal" officeooo:rsid="009ec599" style:font-weight-asian="normal" style:font-weight-complex="normal"/>
    </style:style>
    <style:style style:name="T65" style:family="text">
      <style:text-properties fo:font-weight="normal" officeooo:rsid="00aa2941" style:font-weight-asian="normal" style:font-weight-complex="normal"/>
    </style:style>
    <style:style style:name="T66" style:family="text">
      <style:text-properties fo:font-weight="normal" officeooo:rsid="00b32a71" style:font-weight-asian="normal" style:font-weight-complex="normal"/>
    </style:style>
    <style:style style:name="T67" style:family="text">
      <style:text-properties fo:font-weight="normal" officeooo:rsid="00ba96be" style:font-weight-asian="normal" style:font-weight-complex="normal"/>
    </style:style>
    <style:style style:name="T68" style:family="text">
      <style:text-properties fo:font-weight="normal" officeooo:rsid="00bcf00e" style:font-weight-asian="normal" style:font-weight-complex="normal"/>
    </style:style>
    <style:style style:name="T69" style:family="text">
      <style:text-properties fo:font-weight="normal" officeooo:rsid="00beba6f" style:font-weight-asian="normal" style:font-weight-complex="normal"/>
    </style:style>
    <style:style style:name="T70" style:family="text">
      <style:text-properties fo:font-weight="normal" officeooo:rsid="00c25dca" style:font-weight-asian="normal" style:font-weight-complex="normal"/>
    </style:style>
    <style:style style:name="T71" style:family="text">
      <style:text-properties fo:font-weight="normal" officeooo:rsid="00cad601" style:font-weight-asian="normal" style:font-weight-complex="normal"/>
    </style:style>
    <style:style style:name="T72" style:family="text">
      <style:text-properties fo:font-weight="normal" officeooo:rsid="000cdd3a" style:font-weight-asian="normal" style:font-weight-complex="normal"/>
    </style:style>
    <style:style style:name="T73" style:family="text">
      <style:text-properties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fo:font-size="11pt" fo:language="en" fo:country="US" fo:font-weight="normal" officeooo:rsid="001fdaa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fo:font-size="11pt" fo:language="en" fo:country="US" fo:font-weight="normal" officeooo:rsid="0024fd1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fo:font-size="11pt" fo:language="en" fo:country="US" fo:font-weight="normal" officeooo:rsid="0040e4f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fo:font-size="11pt" fo:language="en" fo:country="US" fo:font-weight="normal" officeooo:rsid="00266aa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fo:font-size="11pt" fo:language="en" fo:country="US" fo:font-weight="normal" officeooo:rsid="002877f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fo:font-size="11pt" fo:language="en" fo:country="US" fo:font-weight="normal" officeooo: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fo:font-size="11pt" fo:language="en" fo:country="US" fo:font-weight="normal" officeooo:rsid="008d25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fo:font-size="11pt" fo:language="en" fo:country="US" fo:font-weight="normal" officeooo:rsid="002d38c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fo:font-size="11pt" fo:language="en" fo:country="US" fo:font-weight="normal" officeooo:rsid="002ebac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3" style:family="text">
      <style:text-properties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fo:font-size="11pt" fo:language="en" fo:country="US" fo:font-weight="normal" officeooo:rsid="01817b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fo:font-size="11pt" fo:language="en" fo:country="US" fo:font-weight="normal" officeooo:rsid="0045dc4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fo:font-size="11pt" fo:language="en" fo:country="US" fo:font-weight="normal" officeooo:rsid="0049e35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fo:font-size="11pt" fo:language="en" fo:country="US" fo:font-weight="normal" officeooo:rsid="004b818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fo:font-size="11pt" fo:language="en" fo:country="US" fo:font-weight="normal" officeooo:rsid="005f72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fo:font-size="11pt" fo:language="en" fo:country="US" fo:font-weight="normal" officeooo:rsid="005fd2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0" style:family="text">
      <style:text-properties fo:font-size="11pt" fo:language="en" fo:country="US" fo:font-weight="normal" officeooo:rsid="006557d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1" style:family="text">
      <style:text-properties fo:font-size="11pt" fo:language="en" fo:country="US" fo:font-weight="normal" officeooo:rsid="0067f45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2" style:family="text">
      <style:text-properties fo:font-size="11pt" fo:language="en" fo:country="US" fo:font-weight="normal" officeooo:rsid="006998d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3" style:family="text">
      <style:text-properties fo:font-size="11pt" fo:language="en" fo:country="US" fo:font-weight="normal" officeooo:rsid="0073eb3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4" style:family="text">
      <style:text-properties fo:font-size="11pt" fo:language="en" fo:country="US" fo:font-weight="normal" officeooo:rsid="0074762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5" style:family="text">
      <style:text-properties fo:font-size="11pt" fo:language="en" fo:country="US" fo:font-weight="normal" officeooo:rsid="00a093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6" style:family="text">
      <style:text-properties fo:font-size="11pt" fo:language="en" fo:country="US" fo:font-weight="normal" officeooo:rsid="00a2c16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7" style:family="text">
      <style:text-properties fo:font-size="11pt" fo:language="en" fo:country="US" fo:font-weight="normal" officeooo:rsid="00a8340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8" style:family="text">
      <style:text-properties fo:font-size="11pt" fo:language="en" fo:country="US" fo:font-weight="normal" officeooo:rsid="00b8ea6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9" style:family="text">
      <style:text-properties fo:font-size="11pt" fo:language="en" fo:country="US" fo:font-weight="normal" officeooo:rsid="00b96f2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0" style:family="text">
      <style:text-properties fo:font-size="11pt" fo:language="en" fo:country="US" fo:font-weight="normal" officeooo:rsid="000cdd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1" style:family="text">
      <style:text-properties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102" style:family="text">
      <style:text-properties fo:font-size="11pt" fo:language="en" fo:country="US" officeooo:rsid="0041da7f" style:letter-kerning="false" style:font-name-asian="Calibri1" style:font-size-asian="11pt" style:language-asian="en" style:country-asian="US" style:font-name-complex="DejaVu Sans" style:font-size-complex="11pt" style:language-complex="ar" style:country-complex="SA"/>
    </style:style>
    <style:style style:name="T103" style:family="text">
      <style:text-properties fo:font-size="11pt" fo:language="en" fo:country="US" officeooo:rsid="0048c38c" style:letter-kerning="false" style:font-name-asian="Calibri1" style:font-size-asian="11pt" style:language-asian="en" style:country-asian="US" style:font-name-complex="DejaVu Sans" style:font-size-complex="11pt" style:language-complex="ar" style:country-complex="SA"/>
    </style:style>
    <style:style style:name="T104" style:family="text">
      <style:text-properties fo:font-size="11pt" fo:language="en" fo:country="US" officeooo:rsid="004bb161" style:letter-kerning="false" style:font-name-asian="Calibri1" style:font-size-asian="11pt" style:language-asian="en" style:country-asian="US" style:font-name-complex="DejaVu Sans" style:font-size-complex="11pt" style:language-complex="ar" style:country-complex="SA"/>
    </style:style>
    <style:style style:name="T105" style:family="text">
      <style:text-properties fo:font-size="11pt" fo:language="en" fo:country="US" officeooo:rsid="004d8562" style:letter-kerning="false" style:font-name-asian="Calibri1" style:font-size-asian="11pt" style:language-asian="en" style:country-asian="US" style:font-name-complex="DejaVu Sans" style:font-size-complex="11pt" style:language-complex="ar" style:country-complex="SA"/>
    </style:style>
    <style:style style:name="T106" style:family="text">
      <style:text-properties fo:font-size="11pt" fo:language="en" fo:country="US" officeooo:rsid="011de155" style:letter-kerning="false" style:font-name-asian="Calibri1" style:font-size-asian="11pt" style:language-asian="en" style:country-asian="US" style:font-name-complex="DejaVu Sans" style:font-size-complex="11pt" style:language-complex="ar" style:country-complex="SA"/>
    </style:style>
    <style:style style:name="T107" style:family="text">
      <style:text-properties fo:font-size="11pt" fo:language="en" fo:country="US" officeooo:rsid="006998df" style:letter-kerning="false" style:font-name-asian="Calibri1" style:font-size-asian="11pt" style:language-asian="en" style:country-asian="US" style:font-name-complex="DejaVu Sans" style:font-size-complex="11pt" style:language-complex="ar" style:country-complex="SA"/>
    </style:style>
    <style:style style:name="T108" style:family="text">
      <style:text-properties fo:font-size="11pt" fo:language="en" fo:country="US" officeooo:rsid="006ec4bd" style:letter-kerning="false" style:font-name-asian="Calibri1" style:font-size-asian="11pt" style:language-asian="en" style:country-asian="US" style:font-name-complex="DejaVu Sans" style:font-size-complex="11pt" style:language-complex="ar" style:country-complex="SA"/>
    </style:style>
    <style:style style:name="T109" style:family="text">
      <style:text-properties fo:font-size="11pt" fo:language="en" fo:country="US" officeooo:rsid="00712615" style:letter-kerning="false" style:font-name-asian="Calibri1" style:font-size-asian="11pt" style:language-asian="en" style:country-asian="US" style:font-name-complex="DejaVu Sans" style:font-size-complex="11pt" style:language-complex="ar" style:country-complex="SA"/>
    </style:style>
    <style:style style:name="T110" style:family="text">
      <style:text-properties fo:font-size="11pt" fo:language="en" fo:country="US" officeooo:rsid="007b159a" style:letter-kerning="false" style:font-name-asian="Calibri1" style:font-size-asian="11pt" style:language-asian="en" style:country-asian="US" style:font-name-complex="DejaVu Sans" style:font-size-complex="11pt" style:language-complex="ar" style:country-complex="SA"/>
    </style:style>
    <style:style style:name="T111" style:family="text">
      <style:text-properties fo:font-size="11pt" fo:language="en" fo:country="US" officeooo:rsid="007e16a3" style:letter-kerning="false" style:font-name-asian="Calibri1" style:font-size-asian="11pt" style:language-asian="en" style:country-asian="US" style:font-name-complex="DejaVu Sans" style:font-size-complex="11pt" style:language-complex="ar" style:country-complex="SA"/>
    </style:style>
    <style:style style:name="T112" style:family="text">
      <style:text-properties fo:font-size="11pt" fo:language="en" fo:country="US" officeooo:rsid="007f642f" style:letter-kerning="false" style:font-name-asian="Calibri1" style:font-size-asian="11pt" style:language-asian="en" style:country-asian="US" style:font-name-complex="DejaVu Sans" style:font-size-complex="11pt" style:language-complex="ar" style:country-complex="SA"/>
    </style:style>
    <style:style style:name="T113" style:family="text">
      <style:text-properties fo:font-size="11pt" fo:language="en" fo:country="US" officeooo:rsid="008e9196" style:letter-kerning="false" style:font-name-asian="Calibri1" style:font-size-asian="11pt" style:language-asian="en" style:country-asian="US" style:font-name-complex="DejaVu Sans" style:font-size-complex="11pt" style:language-complex="ar" style:country-complex="SA"/>
    </style:style>
    <style:style style:name="T114" style:family="text">
      <style:text-properties fo:font-size="11pt" fo:language="en" fo:country="US" officeooo:rsid="0099611d" style:letter-kerning="false" style:font-name-asian="Calibri1" style:font-size-asian="11pt" style:language-asian="en" style:country-asian="US" style:font-name-complex="DejaVu Sans" style:font-size-complex="11pt" style:language-complex="ar" style:country-complex="SA"/>
    </style:style>
    <style:style style:name="T115" style:family="text">
      <style:text-properties fo:font-size="11pt" fo:language="en" fo:country="US" officeooo:rsid="00a7a1cc" style:letter-kerning="false" style:font-name-asian="Calibri1" style:font-size-asian="11pt" style:language-asian="en" style:country-asian="US" style:font-name-complex="DejaVu Sans" style:font-size-complex="11pt" style:language-complex="ar" style:country-complex="SA"/>
    </style:style>
    <style:style style:name="T116" style:family="text">
      <style:text-properties fo:font-size="11pt" fo:language="en" fo:country="US" officeooo:rsid="00a82a9b" style:letter-kerning="false" style:font-name-asian="Calibri1" style:font-size-asian="11pt" style:language-asian="en" style:country-asian="US" style:font-name-complex="DejaVu Sans" style:font-size-complex="11pt" style:language-complex="ar" style:country-complex="SA"/>
    </style:style>
    <style:style style:name="T117" style:family="text">
      <style:text-properties fo:font-size="11pt" fo:language="en" fo:country="US" officeooo:rsid="00ac8dd5" style:letter-kerning="false" style:font-name-asian="Calibri1" style:font-size-asian="11pt" style:language-asian="en" style:country-asian="US" style:font-name-complex="DejaVu Sans" style:font-size-complex="11pt" style:language-complex="ar" style:country-complex="SA"/>
    </style:style>
    <style:style style:name="T118" style:family="text">
      <style:text-properties fo:font-size="11pt" fo:language="en" fo:country="US" officeooo:rsid="00afa35e" style:letter-kerning="false" style:font-name-asian="Calibri1" style:font-size-asian="11pt" style:language-asian="en" style:country-asian="US" style:font-name-complex="DejaVu Sans" style:font-size-complex="11pt" style:language-complex="ar" style:country-complex="SA"/>
    </style:style>
    <style:style style:name="T119" style:family="text">
      <style:text-properties fo:font-size="11pt" fo:language="en" fo:country="US" officeooo:rsid="00b7e949" style:letter-kerning="false" style:font-name-asian="Calibri1" style:font-size-asian="11pt" style:language-asian="en" style:country-asian="US" style:font-name-complex="DejaVu Sans" style:font-size-complex="11pt" style:language-complex="ar" style:country-complex="SA"/>
    </style:style>
    <style:style style:name="T120" style:family="text">
      <style:text-properties fo:font-size="11pt" fo:language="en" fo:country="US" officeooo:rsid="00cf6b2a" style:letter-kerning="false" style:font-name-asian="Calibri1" style:font-size-asian="11pt" style:language-asian="en" style:country-asian="US" style:font-name-complex="DejaVu Sans" style:font-size-complex="11pt" style:language-complex="ar" style:country-complex="SA"/>
    </style:style>
    <style:style style:name="T121" style:family="text">
      <style:text-properties fo:font-size="11pt" fo:language="en" fo:country="US" officeooo:rsid="00dfcada" style:letter-kerning="false" style:font-name-asian="Calibri1" style:font-size-asian="11pt" style:language-asian="en" style:country-asian="US" style:font-name-complex="DejaVu Sans" style:font-size-complex="11pt" style:language-complex="ar" style:country-complex="SA"/>
    </style:style>
    <style:style style:name="T122" style:family="text">
      <style:text-properties fo:font-size="11pt" fo:language="en" fo:country="US" officeooo:rsid="00e1162e" style:letter-kerning="false" style:font-name-asian="Calibri1" style:font-size-asian="11pt" style:language-asian="en" style:country-asian="US" style:font-name-complex="DejaVu Sans" style:font-size-complex="11pt" style:language-complex="ar" style:country-complex="SA"/>
    </style:style>
    <style:style style:name="T123" style:family="text">
      <style:text-properties fo:font-size="11pt" fo:language="en" fo:country="US" officeooo:rsid="00e26e63" style:letter-kerning="false" style:font-name-asian="Calibri1" style:font-size-asian="11pt" style:language-asian="en" style:country-asian="US" style:font-name-complex="DejaVu Sans" style:font-size-complex="11pt" style:language-complex="ar" style:country-complex="SA"/>
    </style:style>
    <style:style style:name="T124" style:family="text">
      <style:text-properties fo:font-size="13pt" fo:font-weight="bold" fo:background-color="#ffff00" loext:char-shading-value="0" style:font-size-asian="13pt" style:font-weight-asian="bold"/>
    </style:style>
    <style:style style:name="T125" style:family="text">
      <style:text-properties fo:font-size="13pt" fo:font-weight="bold" style:font-size-asian="13pt" style:font-weight-asian="bold"/>
    </style:style>
    <style:style style:name="T126" style:family="text">
      <style:text-properties fo:language="en" fo:country="US" officeooo:rsid="00392679" style:letter-kerning="false" style:font-name-asian="Calibri1" style:language-asian="en" style:country-asian="US" style:font-name-complex="DejaVu Sans" style:font-size-complex="11pt" style:language-complex="ar" style:country-complex="SA"/>
    </style:style>
    <style:style style:name="T127" style:family="text">
      <style:text-properties fo:language="en" fo:country="US" style:letter-kerning="false" style:font-name-asian="Calibri1" style:language-asian="en" style:country-asian="US" style:font-name-complex="DejaVu Sans" style:language-complex="ar" style:country-complex="SA"/>
    </style:style>
    <style:style style:name="T128" style:family="text">
      <style:text-properties officeooo:rsid="003948cc"/>
    </style:style>
    <style:style style:name="T129" style:family="text">
      <style:text-properties officeooo:rsid="0041da7f"/>
    </style:style>
    <style:style style:name="T130" style:family="text">
      <style:text-properties officeooo:rsid="004330ed"/>
    </style:style>
    <style:style style:name="T131" style:family="text">
      <style:text-properties officeooo:rsid="0048c38c"/>
    </style:style>
    <style:style style:name="T132" style:family="text">
      <style:text-properties officeooo:rsid="0049e359"/>
    </style:style>
    <style:style style:name="T133" style:family="text">
      <style:text-properties officeooo:rsid="004bb161"/>
    </style:style>
    <style:style style:name="T134" style:family="text">
      <style:text-properties officeooo:rsid="013f2cb1"/>
    </style:style>
    <style:style style:name="T135" style:family="text">
      <style:text-properties officeooo:rsid="004d8562"/>
    </style:style>
    <style:style style:name="T136" style:family="text">
      <style:text-properties officeooo:rsid="00cf8c6b"/>
    </style:style>
    <style:style style:name="T137" style:family="text">
      <style:text-properties officeooo:rsid="00513af3"/>
    </style:style>
    <style:style style:name="T138" style:family="text">
      <style:text-properties officeooo:rsid="0013d739"/>
    </style:style>
    <style:style style:name="T139" style:family="text">
      <style:text-properties officeooo:rsid="0055a555"/>
    </style:style>
    <style:style style:name="T140" style:family="text">
      <style:text-properties officeooo:rsid="0056ba50"/>
    </style:style>
    <style:style style:name="T141" style:family="text">
      <style:text-properties officeooo:rsid="0057951b"/>
    </style:style>
    <style:style style:name="T142" style:family="text">
      <style:text-properties officeooo:rsid="005a22f4"/>
    </style:style>
    <style:style style:name="T143" style:family="text">
      <style:text-properties officeooo:rsid="005ad5d9"/>
    </style:style>
    <style:style style:name="T144" style:family="text">
      <style:text-properties officeooo:rsid="005f7271"/>
    </style:style>
    <style:style style:name="T145" style:family="text">
      <style:text-properties officeooo:rsid="00629d2f"/>
    </style:style>
    <style:style style:name="T146" style:family="text">
      <style:text-properties officeooo:rsid="00642627"/>
    </style:style>
    <style:style style:name="T147" style:family="text">
      <style:text-properties officeooo:rsid="011de155"/>
    </style:style>
    <style:style style:name="T148" style:family="text">
      <style:text-properties officeooo:rsid="017f1782"/>
    </style:style>
    <style:style style:name="T149" style:family="text">
      <style:text-properties officeooo:rsid="0140a029"/>
    </style:style>
    <style:style style:name="T150" style:family="text">
      <style:text-properties officeooo:rsid="014323a2"/>
    </style:style>
    <style:style style:name="T151" style:family="text">
      <style:text-properties officeooo:rsid="007021d1"/>
    </style:style>
    <style:style style:name="T152" style:family="text">
      <style:text-properties officeooo:rsid="01419a8a"/>
    </style:style>
    <style:style style:name="T153" style:family="text">
      <style:text-properties officeooo:rsid="0149d377"/>
    </style:style>
    <style:style style:name="T154" style:family="text">
      <style:text-properties officeooo:rsid="0144a239"/>
    </style:style>
    <style:style style:name="T155" style:family="text">
      <style:text-properties officeooo:rsid="00712615"/>
    </style:style>
    <style:style style:name="T156" style:family="text">
      <style:text-properties officeooo:rsid="00723c5b"/>
    </style:style>
    <style:style style:name="T157" style:family="text">
      <style:text-properties officeooo:rsid="007388fe"/>
    </style:style>
    <style:style style:name="T158" style:family="text">
      <style:text-properties officeooo:rsid="0077af50"/>
    </style:style>
    <style:style style:name="T159" style:family="text">
      <style:text-properties officeooo:rsid="007b159a"/>
    </style:style>
    <style:style style:name="T160" style:family="text">
      <style:text-properties officeooo:rsid="007ce03c"/>
    </style:style>
    <style:style style:name="T161" style:family="text">
      <style:text-properties officeooo:rsid="007e16a3"/>
    </style:style>
    <style:style style:name="T162" style:family="text">
      <style:text-properties officeooo:rsid="007f642f"/>
    </style:style>
    <style:style style:name="T163" style:family="text">
      <style:text-properties officeooo:rsid="008092f3"/>
    </style:style>
    <style:style style:name="T164" style:family="text">
      <style:text-properties officeooo:rsid="0081d938"/>
    </style:style>
    <style:style style:name="T165" style:family="text">
      <style:text-properties officeooo:rsid="0081e737"/>
    </style:style>
    <style:style style:name="T166" style:family="text">
      <style:text-properties officeooo:rsid="008ca424"/>
    </style:style>
    <style:style style:name="T167" style:family="text">
      <style:text-properties officeooo:rsid="008cda70"/>
    </style:style>
    <style:style style:name="T168" style:family="text">
      <style:text-properties officeooo:rsid="008da738"/>
    </style:style>
    <style:style style:name="T169" style:family="text">
      <style:text-properties officeooo:rsid="008e9196"/>
    </style:style>
    <style:style style:name="T170" style:family="text">
      <style:text-properties officeooo:rsid="0091c6cc"/>
    </style:style>
    <style:style style:name="T171" style:family="text">
      <style:text-properties officeooo:rsid="00934625"/>
    </style:style>
    <style:style style:name="T172" style:family="text">
      <style:text-properties officeooo:rsid="00944910"/>
    </style:style>
    <style:style style:name="T173" style:family="text">
      <style:text-properties officeooo:rsid="0097a206"/>
    </style:style>
    <style:style style:name="T174" style:family="text">
      <style:text-properties officeooo:rsid="0099611d"/>
    </style:style>
    <style:style style:name="T175" style:family="text">
      <style:text-properties officeooo:rsid="009b4158"/>
    </style:style>
    <style:style style:name="T176" style:family="text">
      <style:text-properties officeooo:rsid="009dce79"/>
    </style:style>
    <style:style style:name="T177" style:family="text">
      <style:text-properties officeooo:rsid="00a1beef"/>
    </style:style>
    <style:style style:name="T178" style:family="text">
      <style:text-properties officeooo:rsid="00a411b0"/>
    </style:style>
    <style:style style:name="T179" style:family="text">
      <style:text-properties officeooo:rsid="00a7a1cc"/>
    </style:style>
    <style:style style:name="T180" style:family="text">
      <style:text-properties officeooo:rsid="00b46bb1"/>
    </style:style>
    <style:style style:name="T181" style:family="text">
      <style:text-properties officeooo:rsid="00b7e949"/>
    </style:style>
    <style:style style:name="T182" style:family="text">
      <style:text-properties officeooo:rsid="00c04b39"/>
    </style:style>
    <style:style style:name="T183" style:family="text">
      <style:text-properties officeooo:rsid="00c15c05"/>
    </style:style>
    <style:style style:name="T184" style:family="text">
      <style:text-properties officeooo:rsid="00c6c9b6"/>
    </style:style>
    <style:style style:name="T185" style:family="text">
      <style:text-properties officeooo:rsid="00c8d764"/>
    </style:style>
    <style:style style:name="T186" style:family="text">
      <style:text-properties officeooo:rsid="00cc7eaa"/>
    </style:style>
    <style:style style:name="T187" style:family="text">
      <style:text-properties officeooo:rsid="00cd7a1f"/>
    </style:style>
    <style:style style:name="T188" style:family="text">
      <style:text-properties officeooo:rsid="00cf6b2a"/>
    </style:style>
    <style:style style:name="T189" style:family="text">
      <style:text-properties officeooo:rsid="00dfcada"/>
    </style:style>
    <style:style style:name="T190" style:family="text">
      <style:text-properties officeooo:rsid="0024907a"/>
    </style:style>
    <style:style style:name="T191" style:family="text">
      <style:text-properties officeooo:rsid="00247b2f"/>
    </style:style>
    <style:style style:name="T192" style:family="text">
      <style:text-properties officeooo:rsid="00e49b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Ethnography</text:p>
      <text:p text:style-name="P2"><text:span text:style-name="T126">The ancient tribes of the red wastes of Nomenes</text:span>; 55,000-<text:span text:style-name="T142">45,000</text:span> BBT</text:p>
      <text:p text:style-name="P2"/>
      <text:p text:style-name="P98">Summary:</text:p>
      <text:p text:style-name="P98">-Advanced <text:span text:style-name="T127">h</text:span>unter-gatherer, horticultural, and pastoral tribes spread throughout the Tuzizamina desert.</text:p>
      <text:p text:style-name="P98">-Pseudo-<text:span text:style-name="T127">c</text:span>entralized polytheistic religion with geographically regions (deviket) controlled by tribe-independent shaman.</text:p>
      <text:p text:style-name="P98">-Tribal rule varies; includes chiefdom, theocracy, oligarchy.</text:p>
      <text:p text:style-name="P98">-<text:span text:style-name="T192">Sage seeds, mercury, and cyan algae are central to their lifestyle.</text:span></text:p>
      <text:p text:style-name="P2"/>
      <text:p text:style-name="P3"><text:bookmark-start text:name="1"/>Questions of Place.<text:bookmark-end text:name="1"/></text:p>
      <text:p text:style-name="P4">Geography</text:p>
      <text:p text:style-name="P17"><text:span text:style-name="T5">Describe the geography of where your society calls home.<text:line-break/></text:span><text:span text:style-name="T9">The astar tribes were spread in a </text:span><text:span text:style-name="T74">4.7 million</text:span><text:span text:style-name="T9"> square </text:span><text:span text:style-name="T74">kilometer</text:span><text:span text:style-name="T9"> area of </text:span><text:span text:style-name="T74">central Nomenes, </text:span><text:span text:style-name="T78">in possibly the most inhospitable environment on the planet</text:span><text:span text:style-name="T9">.</text:span></text:p>
      <text:p text:style-name="P19"/>
      <text:p text:style-name="P85"><text:span text:style-name="T10">The Ghahakas extend from the Weswesum in the west to the center of the Palanim, the central desert </text:span><text:span text:style-name="T25">which is called Tuzizamina by the Ghahaka</text:span><text:span text:style-name="T10">, </text:span><text:span text:style-name="T11">in the east. The Ghahakas blend into the Lateuta</text:span><text:span text:style-name="T12">s</text:span><text:span text:style-name="T11"> to the north, </text:span><text:span text:style-name="T12">and the cooler temperatures to the south have </text:span><text:span text:style-name="T13">discouraged the Ghahakas from pushing farther.</text:span></text:p>
      <text:p text:style-name="P20"/>
      <text:p text:style-name="P86"><text:span text:style-name="T14">The Weswesum’s inland edges are highlands and cool, dry valleys filled with savanna grasses and sparse acacia tree groves </text:span><text:span text:style-name="T15">(</text:span><text:span text:style-name="T6">Bsh,Bsk</text:span><text:span text:style-name="T15">)</text:span><text:span text:style-name="T14">. The acacia trees grow in the crags of the valley walls, drawing towering dinosaurs to reach their leaves. </text:span><text:span text:style-name="T15">The grasses grow taller and the acacias turn to thick-trunked baobabs as the highlands give way to the wide open stretches of the east (</text:span><text:span text:style-name="T6">Bwh</text:span><text:span text:style-name="T15">). </text:span><text:span text:style-name="T35">These are the lands of Yaadina Dhakutam. </text:span><text:span text:style-name="T15">This land is a transition, given slight water by the rivers flowing from the mountains. These rivers rarely make it far, pooling in highland lakes before flowing into underground rivers. The one river that does flow across the wastes is the Rhu Bel, which the Ghahakas call Ji</text:span><text:span text:style-name="T75">vita</text:span><text:span text:style-name="T15">, </text:span><text:span text:style-name="T75">T</text:span><text:span text:style-name="T15">he Lifeblood. Beyond where the waters reach are the endless and varied red wastes. These wastes have their origin in the northern stretches of Ghahaka lands, in the volcanoes of the Weswesum.</text:span></text:p>
      <text:p text:style-name="P21"/>
      <text:p text:style-name="P86"><text:span text:style-name="T76"><text:tab/>The Weswesum range is highly volcanic and rife with geothermal activity. This is most extreme in its northern reaches.</text:span><text:span text:style-name="T17"> This entire area—walled by the Weswesum to the west; the central sea to the east; the northern region of the </text:span><text:span text:style-name="T77">Tuzizamina</text:span><text:span text:style-name="T17">, where the dry deserts transition to savannas and then to tropical monsoon-lands, to the south; and the ocean to the north—sits over a mantle plume pressured by the subduction of the Nos Mori plate. Giant </text:span><text:span text:style-name="T76">g</text:span><text:span text:style-name="T17">eothermal springs</text:span><text:span text:style-name="T76"> and</text:span><text:span text:style-name="T17"> fumaroles cover the arid region, growing within—and </text:span><text:soft-page-break/><text:span text:style-name="T17">around—themselves huge cinnabar crystals. These blood-red crystals of mercury(II) sulfide are towering features of the savanna, so dense in some places that they seem to create red crystal forests </text:span><text:span text:style-name="T26">(</text:span><text:span text:style-name="T7">BWh</text:span><text:span text:style-name="T26">)</text:span><text:span text:style-name="T17">. </text:span><text:span text:style-name="T35">These forests lie in the region of Simradakavara.</text:span></text:p>
      <text:p text:style-name="P86"><text:span text:style-name="T17"><text:tab/></text:span><text:span text:style-name="T18">Over millennia, these crystals—naturally somewhat brittle—are broken and ground away as they grow too tall. The cinnabar dust coats the ground and is blown away by descending equatorial </text:span><text:span text:style-name="T19">(blowing the dust north and west)</text:span><text:span text:style-name="T18"> and mid-latitude winds </text:span><text:span text:style-name="T19">(blowing the dust far south and east)</text:span><text:span text:style-name="T18">. The poisonous mercury compound has become a defining feature of th</text:span><text:span text:style-name="T19">is huge</text:span><text:span text:style-name="T18"> region. To survive the dust, plants </text:span><text:span text:style-name="T19">adapted</text:span><text:span text:style-name="T18"> to the injection of cinnabar. Through an ingenious set of evolutionary steps, many species of trees, bamboo, </text:span><text:span text:style-name="T20">grasses and ferns, </text:span><text:span text:style-name="T18">and particularly fungi, adapted to use the cinnabar dust in chemical reactions to help fuel protein production. </text:span><text:span text:style-name="T20">These plants, much like the dust, are </text:span><text:span text:style-name="T19">often </text:span><text:span text:style-name="T20">red in hue </text:span><text:span text:style-name="T21">and spread throughout the contaminated region </text:span><text:span text:style-name="T19">of central Nomenes</text:span><text:span text:style-name="T21">.</text:span><text:span text:style-name="T20"> Some of them, in their use of the cinnabar dust, produce raw mercury as a side product. The silvery liquid seeps from their stems or trunks, eventually </text:span><text:span text:style-name="T22">feeding into the ecosystems, </text:span><text:span text:style-name="T23">into bugs and small animals and into the larger predators, all adapted in the region to </text:span><text:span text:style-name="T24">survive</text:span><text:span text:style-name="T23"> the mercury </text:span><text:span text:style-name="T19">far longer than creatures on other continents</text:span><text:span text:style-name="T23">.</text:span></text:p>
      <text:p text:style-name="P22"/>
      <text:p text:style-name="P87"><text:span text:style-name="T15"><text:tab/>T</text:span><text:span text:style-name="T9">hat is the nature of the red wastes of central Nomenes. To the Ghahaka, however, these lands are filled with nuance and distinction. The red crystal forests </text:span><text:span text:style-name="T26">of the north are the farthest extent of the pure Ghahaka tribes. To the west of the forests, the elevation rises into rocky and brutal highlands with massive natural wells glowing the red toxic steam. These wells seem to plunge endlessly into the crust of the world, into darkness and bubbling hot cinnabar-infused lava (</text:span><text:span text:style-name="T7">BWk</text:span><text:span text:style-name="T26">). Even here, </text:span><text:span text:style-name="T36">the realm of Simradakham, do </text:span><text:span text:style-name="T26">Ghahaka tribes roam. Into the mountains farther they go, to where the roiling hot blood-red cinnabar springs mix with the magma springs of the mountaintops (</text:span><text:span text:style-name="T7">Bsk,Bwk</text:span><text:span text:style-name="T26">). The red sand deserts are most barren just to the south of the crystal forests, </text:span><text:span text:style-name="T36">in the places of Kuredan</text:span><text:span text:style-name="T26">. This is where the majority of the cinnabar dust is blown, and it covers the desert in dunes tens of meters thick. The strong, dry winds originate here as they blow southward, and the dust storms are almost constant. Even here, Ghahaka tribes roam.</text:span></text:p>
      <text:p text:style-name="P87"><text:span text:style-name="T26"><text:tab/></text:span><text:span text:style-name="T27">The winds blow south into a region once dominated by river valley</text:span><text:span text:style-name="T35">s</text:span><text:span text:style-name="T27">. The winds whipped through the valleys and tore through the stone, creating the aeolian landmark arches now characteristic of the region.</text:span><text:span text:style-name="T26"> </text:span><text:span text:style-name="T27">To the southwest of these arch lands, the ancient river valleys had sunk deep into the stone. Here, massive crevices and cracks shatter the crust. Thick poisonous steam clouds rise continuously from their depths, clouding thousands of square kilometers in their smoke. </text:span><text:span text:style-name="T28">The crevice walls have cracks and ledges that slowly descend into them, at even in their depths do the Ghahaka tribes roam (</text:span><text:span text:style-name="T8">Bwk</text:span><text:span text:style-name="T28">).</text:span></text:p>
      <text:p text:style-name="P87"><text:span text:style-name="T28"><text:tab/>Southeast of the aeolian arches the red dust is devoured by massive fungal trees </text:span><text:span text:style-name="T29">whose tuberous roots grow fat and red in the underground caverns beneath them. Interspersed here are large baobabs, surviving on the smallest drops of water available there, mostly now from the southern storms blowing north.</text:span></text:p>
      <text:p text:style-name="P88"><text:soft-page-break/><text:span text:style-name="T29"><text:tab/>In all these places the Ghahaka tribes roam, </text:span><text:span text:style-name="T30">themselves as diverse as the trials of the Tuzizamina.</text:span><text:span text:style-name="T9"><text:line-break/></text:span></text:p>
      <text:p text:style-name="P89"><text:span text:style-name="T5">Describe the climate your society deals with. How severe are their seasons?<text:line-break/></text:span><text:span text:style-name="T72">During the Usada, the Astar had little experience with seasons. Their world was cold and perpetually frozen. With the Usada ended, the Astar in Nomenes </text:span><text:span text:style-name="T100">found a changed world with mild, beautiful seasons. </text:span><text:span text:style-name="T79">The obliquity was mild, though increasing to its peak over the nine-thousand years following the Usada. The precession is mild, and switches from south to north over time this as well.</text:span></text:p>
      <text:p text:style-name="P90"/>
      <text:p text:style-name="P89"><text:span text:style-name="T79">By the time the early Nomenes cultures were well developed, the increasing obliquity had </text:span><text:span text:style-name="T81">pushed the monsoon lands farther south and the cooler continental climates of the south farther north.</text:span><text:span text:style-name="T80"> </text:span><text:span text:style-name="T81">The seasons of the wider world were more extreme, but the desert has no such luxury. The Tuzizamina has two main seasons: hot and hotter, </text:span><text:span text:style-name="T87">though the Ghahaka know them more readily as the windy and calm seasons.</text:span><text:span text:style-name="T81"> The summer is hot, long, and dry, though the desert edges transition to semi-arid as some rainfall reaches over the mountains </text:span><text:span text:style-name="T82">of the west, south from the monsoons, or north over the southern lakes. </text:span><text:span text:style-name="T87">The polar cyclone in this hottest season is weaker, leading to the westerly winds blowing down over the crystal forests to be weaker as well. This is the calm season for the Ghahaka.</text:span><text:span text:style-name="T82"> </text:span><text:span text:style-name="T86">The desert winds are strongest in the winter months, bringing dust storms with them. </text:span><text:span text:style-name="T87">The winter, in general, is even more dry than the summer. Some winter rains are brought from the south, though these rarely pierce the desert.</text:span></text:p>
      <text:p text:style-name="P91"/>
      <text:p text:style-name="P1"><text:span text:style-name="T5">What kinds of natural di</text:span><text:bookmark text:name="_GoBack"/><text:span text:style-name="T5">sasters has this society gotten used to?<text:line-break/></text:span><text:span text:style-name="T31">The most powerful and ubiquitous disaster of the Tuzizamina is the dust storm or haboob. These storms, carried by the dry winds descending over the 30</text:span><text:span text:style-name="T1">th</text:span><text:span text:style-name="T31"> latitude, blow the poisonous cinnabar dust throughout the region, chocking creatures and people unable to take shelter. </text:span><text:span text:style-name="T32">The northern parts are rocked with earthquakes, though these are most significant towards the western coast, rather than in the inland deserts.</text:span></text:p>
      <text:p text:style-name="P4"/>
      <text:p text:style-name="P1"><text:span text:style-name="T5">What is this place's most abundant resource?<text:line-break/></text:span><text:span text:style-name="T33">Despite its apparent hostility, and possibly because of it, the Tuzizamina and the surrounding regions are home to an ecology completely unique to its red sands and savanna grasses. This ecology is filled with many creatures of all shapes and sizes, giving the Ghahaka a steady diet of meats and fats. The skins are often huge and thick, useful for tough leather and furs. The Ghahakas use the bones of slain creatures in clothing, buildings, and tools. Though it is not valuable to them, the finest red dust is used as a pure vermilion dye. From this dust, the Ghahaka also capture and condense mercury from fires with special tent roofs. Mercury is abundant in the region, with animals often having gal sack-like organs carrying large amounts of the silvery metal. Even the plants are sources of </text:span><text:soft-page-break/><text:span text:style-name="T33">the metal. Taps in the trunks of baobabs seep the silver substance, </text:span><text:span text:style-name="T34">and pools of mercury are common around the hot volcanic pools of the northwest.</text:span></text:p>
      <text:p text:style-name="P1"/>
      <text:p text:style-name="P4">What is its most valuable resource?</text:p>
      <text:p text:style-name="P23">The most valuable resource to the Ghahakas is certainly the Jivita tuhra, a healthy cyan algae endemic to the Jivita and the coastal waters of the inland sea. Tuhra is a heavily traded staple food throughout all Tuzizamina, and the harvester tribes of the food are highly regarded. Over the many millennia that the Ghahakas have lived in the Tuzizamina, they have found ways to breed the tuhra in water carried in pots by the tribes, thus they are able to take the valued food and grow it wherever their tribes may go.</text:p>
      <text:p text:style-name="P23"/>
      <text:p text:style-name="P24">To the neighbors of the Ghahakas, the Tellinese to the west, the most valuable resource for trade is the mercury, <text:span text:style-name="T128">which is used in various religious rituals.</text:span></text:p>
      <text:p text:style-name="P4"><text:line-break/>What resource is it most lacking?</text:p>
      <text:p text:style-name="P18"/>
      <text:p text:style-name="P1"/>
      <text:p text:style-name="P4">Food</text:p>
      <text:p text:style-name="P99"><text:span text:style-name="T5">What are the most commonly grown foods and most commonly eaten meats?<text:line-break/></text:span><text:span text:style-name="T37">The harsh desert makes the cultivation of food difficult, leaving the Ghahaka with little reason for long term habitation. The region of <text:s/></text:span><text:span text:style-name="T35">Yaadina Dhakutam </text:span><text:span text:style-name="T37">is less noxious, and is plentiful with sage plants. The seeds of the sage plant is one of the most valued foods of the Ghahaka, alongside the cyan tuhra. Various dinosaurs have made their homes in the wastes, and are the most common source of meats.</text:span></text:p>
      <text:p text:style-name="P4"/>
      <text:p text:style-name="P1"><text:span text:style-name="T5">What foods are considered exotic or expensive?<text:line-break/></text:span><text:span text:style-name="T9">Larger animals were dangerous trophy meals. These creatures killed entire hunting parties, but bringing back one as prey could support a tribe for many days.</text:span></text:p>
      <text:p text:style-name="P4"/>
      <text:p text:style-name="P4">What forms of alcohol are common?</text:p>
      <text:p text:style-name="P92">Distilled sage beer is the most common.</text:p>
      <text:p text:style-name="P1"><text:span text:style-name="T5"><text:line-break/>Is there usually enough food and water for the population?<text:line-break/></text:span><text:span text:style-name="T38">Food and water are a constant struggle for the Ghahaka tribes people. A majority of a tribe’s population is typically dedicated to the gathering of daily food and water.</text:span></text:p>
      <text:p text:style-name="P4"/>
      <text:p text:style-name="P4">Civilization</text:p>
      <text:p text:style-name="P1"><text:span text:style-name="T5">What are the borders of society like?<text:line-break/></text:span><text:span text:style-name="T9">The tribes of the astar are extremely spread out, with wide swathes of wilderness between them. There are no true borders of these tribes.</text:span></text:p>
      <text:p text:style-name="P4"/>
      <text:p text:style-name="P1"><text:soft-page-break/><text:span text:style-name="T5">How many people live here?<text:line-break/></text:span><text:span text:style-name="T39">By 45,000 BBT, about 22 million Ghahaka live throughout the wide expanses of central Nomenes. The population density is slightly less than 12 people per square mile </text:span><text:span text:style-name="T42">on average</text:span><text:span text:style-name="T39">.</text:span></text:p>
      <text:p text:style-name="P4"/>
      <text:p text:style-name="P4">Where do they congregate?</text:p>
      <text:p text:style-name="P1"><text:span text:style-name="T5">What part of this place do they avoid? Why?<text:line-break/></text:span><text:span text:style-name="T40">Each tribe might have their own legends and superstitions of locations to be avoided.</text:span></text:p>
      <text:p text:style-name="P4"/>
      <text:p text:style-name="P4">How do people feel about local landscapes being altered or used for a purpose other than what is traditional?</text:p>
      <text:p text:style-name="P4"/>
      <text:p text:style-name="P4">Plants and Animals</text:p>
      <text:p text:style-name="P1"><text:span text:style-name="T5">What are the most common domesticated animals here? And what are they domesticated for?<text:line-break/></text:span><text:span text:style-name="T41">The Ghahaka frequently domesticate different theropod species for riding and hunting.</text:span></text:p>
      <text:p text:style-name="P4"/>
      <text:p text:style-name="P1"><text:span text:style-name="T5">What are the most common wild animals? How are wild animals treated?<text:line-break/></text:span><text:span text:style-name="T41">There are multiple varieties of dinosaurs throughout the red wastes, with mid-sized theropods being the apex predators.</text:span><text:span text:style-name="T9"> </text:span><text:span text:style-name="T41">Along the inner Weswesum valleys, taller sauropods graze on valley walls and zebra-like mammals graze on the plains. </text:span><text:span text:style-name="T9">Most creatures are used to their entirety, harvested for all they are worth because of their importance in the survival of the Astar. This importance leads them to be respected, feared, and the inspiration for many stories.</text:span></text:p>
      <text:p text:style-name="P4"/>
      <text:p text:style-name="P4">Which animals are likely to be pets?</text:p>
      <text:p text:style-name="P4"/>
      <text:p text:style-name="P4">What are the most common wild plants here? What are they used for?<text:line-break/></text:p>
      <text:p text:style-name="P4"/>
      <text:p text:style-name="P3"><text:bookmark-start text:name="14"/>Questions of Technology.<text:bookmark-end text:name="14"/></text:p>
      <text:p text:style-name="P4">Describe the technological level of the society.</text:p>
      <text:p text:style-name="P117">Surface mining 219760</text:p>
      <text:p text:style-name="P118">Non-sailing boats 206440</text:p>
      <text:p text:style-name="P118">Shaft mining 197440</text:p>
      <text:p text:style-name="P118">Pottery 108640</text:p>
      <text:p text:style-name="P118">Neolithic period 73000</text:p>
      <text:p text:style-name="P118">Settlement size: 100 73000</text:p>
      <text:p text:style-name="P118">Agriculture 73000</text:p>
      <text:p text:style-name="P118">Animal Husbandry 73000</text:p>
      <text:p text:style-name="P118">Archery 73000</text:p>
      <text:p text:style-name="P118">Timekeeping 73000</text:p>
      <text:p text:style-name="P118">Granaries appear 70840</text:p>
      <text:p text:style-name="P118"><text:soft-page-break/>Non-burial spiritual architecture 68560</text:p>
      <text:p text:style-name="P118">Proto-writing 59680</text:p>
      <text:p text:style-name="P118">Settlement size: 800 59680</text:p>
      <text:p text:style-name="P118">Charcolithic period 55240</text:p>
      <text:p text:style-name="P119">Early textiles 55240</text:p>
      <text:p text:style-name="P119">Settlement size: 4000 55240</text:p>
      <text:p text:style-name="P119">Early Proto-Indo-European Millenium 53080</text:p>
      <text:p text:style-name="P119">Trapping 53080</text:p>
      <text:p text:style-name="P119">Carpentry 53080</text:p>
      <text:p text:style-name="P119">Founding of Eridu 52600</text:p>
      <text:p text:style-name="P119">Founding of Uruk 48640</text:p>
      <text:p text:style-name="P119">Late Proto-Indo-European Millenium 46360</text:p>
      <text:p text:style-name="P4"/>
      <text:p text:style-name="P4">What devices and technologies are commonly available for people? What devices are rare?</text:p>
      <text:p text:style-name="P25">Specialized devices are relatively rare. The Ghahaka tribes are primarily nomadic, making transportation ease a commodity above all other things. Much of what the Ghahaka do is done by hand, fine works untouched by mass production.</text:p>
      <text:p text:style-name="P4"/>
      <text:p text:style-name="P4">What are the common weapons like? Do they use weapons?</text:p>
      <text:p text:style-name="P18">Spears, axes, knives, bows, and arrows are commonly used for warfare, hunting, and rituals. </text:p>
      <text:p text:style-name="P4"/>
      <text:p text:style-name="P4">Are philosophy and science unified, or do they exist as separate and independent disciplines?</text:p>
      <text:p text:style-name="P18">There is no real concept of either philosophy or science.</text:p>
      <text:p text:style-name="P1"/>
      <text:p text:style-name="P4">How is technology treated by the society? Is it appreciated? If so, how?</text:p>
      <text:p text:style-name="P18">Technology is embraced, though its advancement is not actively sought.</text:p>
      <text:p text:style-name="P4"><text:line-break/>Architecture<text:line-break/>What major architectural styles are present? How does this vary over time and between places in the region?</text:p>
      <text:p text:style-name="P26">The nomadic tribes often used tepees for their ease of transport. Those few sedentary tribes built wooden or leather huts with little uniformity.</text:p>
      <text:p text:style-name="P4"><text:line-break/>What are houses like inside and out?</text:p>
      <text:p text:style-name="P18">Within a typical fur hut <text:span text:style-name="T129">or tepee,</text:span> one might find a large open space centered around a fire pit. Skins would be laid out over the floor, and the tent might be supported by the ribs of large beasts (in the case of important tribes people) or wooden stakes.</text:p>
      <text:p text:style-name="P18"><text:span text:style-name="T102">Sedentary</text:span> homes were typically larger, with <text:span text:style-name="T129">one or more </text:span>open <text:span text:style-name="T102">rooms</text:span>. Furs cover the floors, and if a fire is present the smoke would be carried out by a slanting <text:span text:style-name="T129">leather</text:span> chimney. </text:p>
      <text:p text:style-name="P4"><text:line-break/>What are palaces and castles like?</text:p>
      <text:p text:style-name="P18"><text:soft-page-break/>Though they are not palaces, the shamans and wealthy within the tribes had larger huts. They typically owned more skins and trophy bones given to them as offerings.</text:p>
      <text:p text:style-name="P4"><text:line-break/>How tall is the tallest building? How big is the biggest building?<text:line-break/>What materials are used in typical construction? Do any materials have to be imported?</text:p>
      <text:p text:style-name="P18">The most common materials are hide, bone, dirt, <text:span text:style-name="T129">leaves,</text:span> and wood.</text:p>
      <text:p text:style-name="P4"><text:line-break/>How are buildings constructed? Are there machines or is work done by hand?</text:p>
      <text:p text:style-name="P18">Buildings are entirely constructed by hand.</text:p>
      <text:p text:style-name="P4"><text:line-break/>What are some famous landmarks in the region? Why are they famous? Are they famous internationally?</text:p>
      <text:p text:style-name="P4"/>
      <text:p text:style-name="P3"><text:bookmark-start text:name="2"/>Questions of Time.<text:bookmark-end text:name="2"/></text:p>
      <text:p text:style-name="P4">History</text:p>
      <text:p text:style-name="P4">How was this society founded? Who founded it and under what circumstances?</text:p>
      <text:p text:style-name="P27">After the Atanosta, the astar dispersed from Tellin. The first Ghahaka desended from those that traveled from the mouth of the Rhu Bel eastward. The transition and growth of the Ghahaka people was slow; with these first explorers remaining in the hospitable western mountain slopes. As their beliefs and legends grew to accommodate the mercuric wastes, the tribes spread down along the <text:span text:style-name="T130">Jivita’s coasts. It was these first Jivita tribes that built the divine continuances necessary to survive in the wastes. Their population began to grow more rapidly, and they expanded outward in all directions.</text:span></text:p>
      <text:p text:style-name="P4"/>
      <text:p text:style-name="P4">What were the chief powers in the time when this society was founded?</text:p>
      <text:p text:style-name="P28">The time just after the Atanosta was an uncertain time—the astar that were returned had been killed at some point, experiencing the pain of the war against Linarata. Thoughts of magic and power were in their heads, though fear and confusion also.</text:p>
      <text:p text:style-name="P4"/>
      <text:p text:style-name="P100"><text:span text:style-name="T5">How far back does this society’s written history go?<text:line-break/></text:span><text:span text:style-name="T83">There is no written history with these astar before the Atanosta, nor was any significant history written during the early millennia of this time period. The proto-writing of the </text:span><text:span text:style-name="T85">Ghahaka</text:span><text:span text:style-name="T83"> was, </text:span><text:span text:style-name="T84">towards the later parts of this era, used to record relevant religious myths and legends</text:span><text:span text:style-name="T83"> </text:span><text:span text:style-name="T85">on pottery and in fabrics.</text:span></text:p>
      <text:p text:style-name="P4"/>
      <text:p text:style-name="P5">What is the worst disaster they believe they've faced?</text:p>
      <text:p text:style-name="P29">The disaster of the Usada is still ingrained in the culture of the astar. They tell of a time when fire and ash filled the sky and the world was dark and cold.</text:p>
      <text:p text:style-name="P5"><text:line-break/>What was the best thing that ever happened to them?</text:p>
      <text:p text:style-name="P30">The Atanosta and their return to life was certainly the greatest event in their history.</text:p>
      <text:p text:style-name="P30"><text:soft-page-break/></text:p>
      <text:p text:style-name="P4">What in their past makes them feel ashamed?</text:p>
      <text:p text:style-name="P4">What in their past makes them proud?<text:line-break/>What are they afraid of happening again?</text:p>
      <text:p text:style-name="P1"><text:span text:style-name="T5">What are they hoping will happen? Do they think it likely?<text:line-break/>How strongly are people attached or connected to their heritage?<text:line-break/></text:span><text:span text:style-name="T43">Much like their ancestors of Amarth, the Ghahaka </text:span><text:span text:style-name="T9">are an ambiguous people, strongly without individualism, </text:span><text:span text:style-name="T43">as the terrain of the Tuzizamina is too unforgiving</text:span><text:span text:style-name="T9">. </text:span><text:span text:style-name="T43">These people care little for family lines or genealogy, though the stories of entire tribes are given high regard.</text:span></text:p>
      <text:p text:style-name="P4"/>
      <text:p text:style-name="P6">How do people view time? What is their calendar like?</text:p>
      <text:p text:style-name="P31">The <text:span text:style-name="T103">Ghahaka</text:span> view of time changed significantly from their history in Amarth. In Amarth, the astar had little view of time. There were no major astronomical markers, few sunrises or sunsets to track. Now, under the open sky, the astar concepts of time have blossomed. <text:span text:style-name="T131">Over the several millennia of Ghahaka growth, their contact with the Tellinese bore significant trade in early-developed concepts, such as the calendar of the Tellinese.</text:span></text:p>
      <text:p text:style-name="P31"/>
      <text:p text:style-name="P32">The Tellinese identified many astronomical cycles by which they have built a rudimentary calendar. The first and most important cycle is that of the moon—the roughly 30 days between lunar cycles cemented itself in the Tellinese numeral system. The Tellinese found the number 30 to be convenient for hand counting—they could count each finger in three segments, each thumb in two, and each palm as one, adding up to 30.</text:p>
      <text:p text:style-name="P32"/>
      <text:p text:style-name="P33">It is with the seasonal cycles that the Ghahaka and Tellinese calendars differ, as the wastes of the Tuzizamina have much less pronounced seasons than the monsoon-influenced west.</text:p>
      <text:p text:style-name="P33"/>
      <text:p text:style-name="P33">Each of the desert seasons, the “<text:span text:style-name="T133">calm” and “windy”</text:span> seasons, lasts approximately six moons. This seasonal structure gives the Ghahaka a pull towards a more binary year, with each year lasting 12 moons, <text:span text:style-name="T132">or two seasons. The Ghahaka year begins anew </text:span><text:span text:style-name="T133">with the end of each windy</text:span><text:span text:style-name="T132"> season, </text:span><text:span text:style-name="T133">with the common belief being that the winds of time had finished blowing in the next cycle.</text:span></text:p>
      <text:p text:style-name="P31"/>
      <text:p text:style-name="P34">Towards the end of this <text:span text:style-name="T104">era</text:span>, the Tellinese <text:span text:style-name="T133">and Ghahaka</text:span> also began tracking and noting equinoxes and solstices. These days found roots in the ar<text:span text:style-name="T104">t of the Ghahaka, with various patterns representing the long days or long nights.</text:span></text:p>
      <text:p text:style-name="P4"/>
      <text:p text:style-name="P4">What do they assume the future will hold?<text:line-break/>What are the most popular stories about the past?</text:p>
      <text:p text:style-name="P35"><text:soft-page-break/>The stories of the heroism of the astar at the end of the Usada are common. There are stories of the villainous Waith Akh, <text:span text:style-name="T134">the evil Akh</text:span><text:span text:style-name="T135">savir</text:span><text:span text:style-name="T134">,</text:span> and the kind Waith Rhun, <text:span text:style-name="T134">the kind Akh</text:span><text:span text:style-name="T105">savir</text:span>. Primarily, though, the Tellinese tell of the Atanosta and their journey back into the world.</text:p>
      <text:p text:style-name="P7"><text:line-break/>Who in the past is the greatest hero? The worst villain?</text:p>
      <text:p text:style-name="P36">The greatest hero of the Ghahaka is Vanemer, whom they immortalize in many of their legends.</text:p>
      <text:p text:style-name="P36"/>
      <text:p text:style-name="P93">On the opposite side, the vile <text:span text:style-name="T134">Akh</text:span><text:span text:style-name="T137">savir </text:span>are twisted into horrible monsters in the stories of the Tellinese. <text:span text:style-name="T136">The Tellinese also see the evil spirits of magic as a major villain in their stories, corrupting the astar and causing great strife.</text:span></text:p>
      <text:p text:style-name="P7"><text:line-break/>Do people think the present better or worse than the past?<text:line-break/>Do people believe the future will be better or worse than the present or past?<text:line-break/></text:p>
      <text:p text:style-name="P3"><text:bookmark-start text:name="3"/>Questions of Race and Ethnicity.<text:bookmark-end text:name="3"/></text:p>
      <text:p text:style-name="P4">What are the chief races in the region?</text:p>
      <text:p text:style-name="P94"><text:span text:style-name="T138">T</text:span>he Ghahaka are the only natural sentient race in this part of Nomenes.</text:p>
      <text:p text:style-name="P4"/>
      <text:p text:style-name="P8">What are the chief ethnic groups of each race in the region? How are they distributed in place?</text:p>
      <text:p text:style-name="P37">The Ghahaka are all within the same ethnic family, though different tribes may have significantly variable customs, <text:span text:style-name="T139">stories, or traditions.</text:span></text:p>
      <text:p text:style-name="P8"><text:line-break/>How do they differ by language, appearance or ancestry?</text:p>
      <text:p text:style-name="P38">The Ghahaka all speak languages based on a mix of Proto-Indo-European and Punjabi. There are hundreds of dialects of there languages spoken throughout the wide wastes.</text:p>
      <text:p text:style-name="P8"/>
      <text:p text:style-name="P4">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3"><text:bookmark-start text:name="4"/>Questions of Family.<text:bookmark-end text:name="4"/></text:p>
      <text:p text:style-name="P4">Marriage</text:p>
      <text:p text:style-name="P4">How is a marriage defined? How is a marriage contracted?</text:p>
      <text:p text:style-name="P18">The astar do not have anything like the modern idea of “marriage”. Mates are taken fluidly, without any long-term obligation.</text:p>
      <text:p text:style-name="P4"><text:soft-page-break/><text:line-break/>Who decides on a marriage?</text:p>
      <text:p text:style-name="P18">Mates are chosen by the females—and typically they entice some form of competition between suitors if there are multiple. </text:p>
      <text:p text:style-name="P4"/>
      <text:p text:style-name="P4">What is the term of a marriage contract?<text:line-break/>How are marriages celebrated?</text:p>
      <text:p text:style-name="P18">Mating, because it is so often and regular, is typically not celebrated in itself. The birth of children and rites of passage are much more celebrated.</text:p>
      <text:p text:style-name="P4"><text:line-break/>What is considered too great a difference in age for a couple?</text:p>
      <text:p text:style-name="P18">There is no age restrictions. Women of any age can choose mates of any age.</text:p>
      <text:p text:style-name="P1"><text:span text:style-name="T5"><text:line-break/>Do relationships allow multiple partners?<text:line-break/></text:span><text:span text:style-name="T9">Yes. At some points, if a woman cannot decide on a single mate, she may choose multiple.</text:span></text:p>
      <text:p text:style-name="P4"/>
      <text:p text:style-name="P4">How can a marriage be terminated?</text:p>
      <text:p text:style-name="P4">Who usually takes custody of children if a marriage ends for some reason?<text:line-break/>Does this society connect the ideas of marriage with love?</text:p>
      <text:p text:style-name="P18">While the women typically nurture the children, there is an equal burden on the child’s father.</text:p>
      <text:p text:style-name="P4"/>
      <text:p text:style-name="P4">Family</text:p>
      <text:p text:style-name="P4">How are families named?</text:p>
      <text:p text:style-name="P18">Families are not named in astar society. <text:span text:style-name="T140">Ghahaka peoples with usually identify themselves by their tribal heritage instead of any single family heritage. The tribal heritage is also only invoked in situations where different tribes are interacting.</text:span></text:p>
      <text:p text:style-name="P4"><text:line-break/>How big are families, typically?</text:p>
      <text:p text:style-name="P18">Women, on average, raise <text:span text:style-name="T141">three or four</text:span> children during their lifetimes. Children are typically self-sufficient by age sixteen, but they can live within the household much longer.</text:p>
      <text:p text:style-name="P4"/>
      <text:p text:style-name="P4">What constitutes a household? How many people live in one household? How many generations?</text:p>
      <text:p text:style-name="P39">The tepees and tents of the Ghahaka are usually only large enough to encompass the immediate family, though a single multi-generational family will often have multiple tents clustered together.</text:p>
      <text:p text:style-name="P4"><text:line-break/>How are boy and girl children treated differently?</text:p>
      <text:p text:style-name="P18">Girls, in general, are treated with more deference.</text:p>
      <text:p text:style-name="P1"><text:span text:style-name="T5"><text:line-break/>What happens to orphans?<text:line-break/></text:span><text:soft-page-break/><text:span text:style-name="T9">Children are often cared for by the mothers—but not always. In the case that a child is not claimed, any other willing mother will take the child as their own. The responsibility of all is taken by all.</text:span></text:p>
      <text:p text:style-name="P4"/>
      <text:p text:style-name="P3"><text:bookmark-start text:name="5"/>Questions of Customs and Social Life.<text:bookmark-end text:name="5"/></text:p>
      <text:p text:style-name="P101"><text:span text:style-name="T5">What colors are associated with power? With virtue? With death?<text:line-break/></text:span><text:span text:style-name="T44">Life: cyan, blue</text:span></text:p>
      <text:p text:style-name="P40">Power: silver</text:p>
      <text:p text:style-name="P40">Nature, war, death: red</text:p>
      <text:p text:style-name="P42">Virtue: The color of one’s eyes is the color of one’s virtue</text:p>
      <text:p text:style-name="P4"/>
      <text:p text:style-name="P4">When and how does someone go from child to adult?</text:p>
      <text:p text:style-name="P102">These astar celebrate multiple transitions throughout life. The first is the time when the first phase of reverie comes to a close and the child professes that they no longer see “through the sleeping minds of <text:span text:style-name="T123">gods</text:span>”. This marks the time when the <text:span text:style-name="T123">goddess</text:span> of <text:span text:style-name="T123">creation</text:span> hands the child fully to the spirit of the people for safekeeping.</text:p>
      <text:p text:style-name="P102"/>
      <text:p text:style-name="P103"><text:span text:style-name="T191">The second transition comes a few years before the child reaches physical maturity. It is at this time that they take a profession within the tribe—this is the true moment when the child becomes a contributing part of the tribal commune. This transition is a long one, and does not have a single ceremony. Instead, the journey that a youthful astar takes through their profession is marked by small ceremonies which have timings decided by the youth’s mentor. At the end of this process, the youth</text:span>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103"/>
      <text:p text:style-name="P104">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104"/>
      <text:p text:style-name="P102">The third transition marks the admittance of a new tribal elder—not all astar make this transition. This comes after the astar has trained several youths themselves, most of which must have transitioned into adulthood. It is by a council of these former pupils, overseen by the shaman, that the old mentor is given the respect and tribal status of elder.</text:p>
      <text:p text:style-name="P102"/>
      <text:p text:style-name="P102"><text:soft-page-break/>The fourth and final transition within the life of an astar is a rare one to behold—this is the time when an astar first experiences a reverie from beyond The Veil. While these reveries can sometimes be interpreted by a shaman, they rarely come to any secure meaning. It is generally accepted that this happens because the spirit of the people is recalling the spirit of that astar. The reveries are reminders of the connected nature of all astar and of the endless history before them (though much of the “history” they might see is actually that of the waith). <text:span text:style-name="T190">These are the astar closest to the spirits, and thus they are considered most important in astar society.</text:span></text:p>
      <text:p text:style-name="P4"/>
      <text:p text:style-name="P1"><text:span text:style-name="T5">If two people get into a fight, how is this supposed to be resolved?<text:line-break/></text:span><text:span text:style-name="T9">Disputes are resolved with battles of trade. Each Asta will work to impress the shaman and elders of their community by creating something of worth to the tribe. The worthiest is judged by the shaman and elders.</text:span></text:p>
      <text:p text:style-name="P4"/>
      <text:p text:style-name="P4">Who inherits property? Titles? Position?</text:p>
      <text:p text:style-name="P18">Most positions are passed to the worthiest, as deemed by a consensus of the shaman and a group of elders. Property is passed down within a household.</text:p>
      <text:p text:style-name="P1"><text:span text:style-name="T5"><text:line-break/>What are the most popular games? How important are they?<text:line-break/></text:span><text:span text:style-name="T45">A game of bones descended from the ancient </text:span><text:span text:style-name="T9">Spunand Zaruri is of spiritual importance to the Astar in consulting their </text:span><text:span text:style-name="T46">gods</text:span><text:span text:style-name="T9">.</text:span></text:p>
      <text:p text:style-name="P4"/>
      <text:p text:style-name="P1"><text:span text:style-name="T5">How much free time do people usually get? What do they spend this time doing?<text:line-break/>How independent or codependent are individuals?<text:line-break/></text:span><text:span text:style-name="T47">The red wastes offer no mercy to those who believe themselves above others. There is no room for independent thought in Ghahaka society, thus, they are extremely codependent.</text:span><text:span text:style-name="T9"> In astar communes, each member of the family and the community plays a role to help all others.</text:span></text:p>
      <text:p text:style-name="P4"/>
      <text:p text:style-name="P4">Social Division</text:p>
      <text:p text:style-name="P4">Is society segregated?<text:line-break/>What social classes or divisions exist in this society?</text:p>
      <text:p text:style-name="P18">Classicism within astar society is subtle. The <text:span text:style-name="T144">chiefs, warriors, and </text:span>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1"><text:span text:style-name="T5"><text:line-break/>If so, can people move from one class to another?<text:line-break/>Is there any discrimination against minority groups (racial, ethnic, religious) in this society?<text:line-break/></text:span><text:soft-page-break/><text:span text:style-name="T5">What are the typical roles of women and men? What are the expectations of children?<text:line-break/></text:span><text:span text:style-name="T9">Women play a dominant role in </text:span><text:span text:style-name="T88">Ghahaka</text:span><text:span text:style-name="T9"> society. They hold the religious positions and other major positions of power. When a woman is with child, if she works a laborious job, the father or another Asta takes the position until the child is born. Children learn a trade from a young age and are given that trade depending on the need of the tribe at the time. </text:span></text:p>
      <text:p text:style-name="P1"><text:span text:style-name="T5"><text:line-break/>Food<text:line-break/>Describe how daily food is obtained.<text:line-break/></text:span><text:span text:style-name="T9">Most villages or families have among them many hunters or </text:span><text:span text:style-name="T88">gatherers</text:span><text:span text:style-name="T9">. The meat from hunted animals </text:span><text:span text:style-name="T48">or gathered food</text:span><text:span text:style-name="T9"> is shared among the tribe. </text:span><text:span text:style-name="T48">There are also some within the tribe responsible for algae culturing. Ceramic pots filled with water and shelves of moist fabric house dense cultures of edible cyan algae.</text:span></text:p>
      <text:p text:style-name="P4"/>
      <text:p text:style-name="P1"><text:span text:style-name="T5">What type of foods are most popular? What are typical dishes and specialties of the region?<text:line-break/></text:span><text:span text:style-name="T9">Dried or smoked meats spiced with natural herbs, </text:span><text:span text:style-name="T49">natural vegetables (like sage seeds) and fruits</text:span><text:span text:style-name="T9">, roots, </text:span><text:span text:style-name="T49">and </text:span><text:span text:style-name="T9">soups and stews, are common meals among the </text:span><text:span text:style-name="T89">Ghahaka</text:span><text:span text:style-name="T9">.</text:span></text:p>
      <text:p text:style-name="P1"/>
      <text:p text:style-name="P1"><text:span text:style-name="T5">What cutlery, if any, do people use for cooking and eating?<text:line-break/></text:span><text:span text:style-name="T9">The Astar mostly use their hands, though knives of </text:span><text:span text:style-name="T49">bone or stone</text:span><text:span text:style-name="T9"> are common as well. </text:span><text:span text:style-name="T49">Some copper tools are traded from the Tellinese, though these tools are rare.</text:span></text:p>
      <text:p text:style-name="P4"/>
      <text:p text:style-name="P1"><text:span text:style-name="T5">How is the table arranged? How do people sit when eating? Is there any arrangement by age or dignity of diners?<text:line-break/></text:span><text:span text:style-name="T9">Most Astar villages eat communally around a central fire. Hides are laid out for people to sit or kneel on as they eat. There is little arrangement, though familial groups and cliques tend to seat themselves together.</text:span></text:p>
      <text:p text:style-name="P1"/>
      <text:p text:style-name="P4">How many and when are the main mealtimes?</text:p>
      <text:p text:style-name="P1">There is only one communal mealtime during the day, and it is late in the evening when the fires of the Usada begin to shine most brightly for the night. Other meals are not as ceremonious but occur in familial groups in the morning.</text:p>
      <text:p text:style-name="P4"><text:line-break/>Are there restaurants, street vendors, or other places where food may be bought in public?<text:line-break/>How much does a typical meal cost, if bought and not grown at home?<text:line-break/></text:p>
      <text:p text:style-name="P4">Clothing and Fashion</text:p>
      <text:p text:style-name="P4">What kind of clothes do people wear? How does this vary by season, ethnicity, age, profession, etc.?</text:p>
      <text:p text:style-name="P43">The hot desert limits clothing options for the Ghahaka. For the common people, cloth or leather belts might hold loincloths <text:span text:style-name="T145">or skirts </text:span>with nothing covering their upper bodies. <text:soft-page-break/>Wealthier tribes people might have cloaks or ponchos and decorative headdresses <text:span text:style-name="T145">adorned with gemstones, bones, beads, and other rare jewelry and materials</text:span>. Bone and wood masks are commonly owned and worn during haboobs and rituals.</text:p>
      <text:p text:style-name="P4"><text:line-break/>How do the genders dress: what differences are there between men’s and women’s clothing and accessories?</text:p>
      <text:p text:style-name="P44">Women will more commonly wear the more valuable clothing elements, such as dresses, long skirts, headdresses, etc.</text:p>
      <text:p text:style-name="P4"><text:line-break/>How is clothing made, in small shops or larger factories?<text:line-break/>How much does typical clothing cost?<text:line-break/>How important is fashion to people? How does this vary by individual?</text:p>
      <text:p text:style-name="P18">Fashion only comes into play for the wealthiest tribes people, who might pursue unique <text:span text:style-name="T146">items and ornaments</text:span>.</text:p>
      <text:p text:style-name="P1"><text:span text:style-name="T5"><text:line-break/>What kinds of jewelry do people wear? And when?<text:line-break/></text:span><text:span text:style-name="T90">Ghahaka</text:span><text:span text:style-name="T9"> jewelry is rock beads, gems, bones, silver, </text:span><text:span text:style-name="T50">feathers, </text:span><text:span text:style-name="T9">and flowers. These are worn most often during religious or social gatherings and during evening meals.<text:line-break/></text:span><text:span text:style-name="T5"><text:line-break/>Entertainments<text:line-break/>Does the culture have outlets for dramatic arts (theater, puppetry, cinematography)?<text:line-break/>What other major forms of entertainment are there?<text:line-break/></text:span><text:span text:style-name="T9">Ceremonial dances are led on religious occasions. Storytelling is common as well.</text:span></text:p>
      <text:p text:style-name="P4"/>
      <text:p text:style-name="P4">Is the populous literate and numerate?</text:p>
      <text:p text:style-name="P45">No. <text:span text:style-name="T106">P</text:span>roto-writing <text:span text:style-name="T147">is still in early development and is not used by the common people</text:span>. Numeracy is most common among those village elders tasked with tracking food stores and trades.</text:p>
      <text:p text:style-name="P1"/>
      <text:p text:style-name="P105"><text:span text:style-name="T5">Do people read for pleasure?<text:line-break/>How much do books, magazines, broadsheets and the like cost?<text:line-break/>Is there a public library system?<text:line-break/>Who are popular authors and poets?<text:line-break/>Who are some of the more famous characters from literature?</text:span><text:span text:style-name="T51"> </text:span></text:p>
      <text:p text:style-name="P105"><text:span text:style-name="T52">Ghahaka </text:span><text:span text:style-name="T51">“literature” is primarily oral tradition of their legends and myths.</text:span></text:p>
      <text:p text:style-name="P1"/>
      <text:p text:style-name="P3"><text:bookmark-start text:name="6"/>Questions of Manners.<text:bookmark-end text:name="6"/></text:p>
      <text:p text:style-name="P1"><text:span text:style-name="T5">Who speaks first at a formal gathering?<text:line-break/></text:span><text:span text:style-name="T9">The shaman calls upon the </text:span><text:span text:style-name="T91">gods</text:span><text:span text:style-name="T9"> to initiate formal gatherings.</text:span></text:p>
      <text:p text:style-name="P4"/>
      <text:p text:style-name="P1"><text:span text:style-name="T5">What kinds of gifts are considered appropriate or in extremely bad taste?<text:line-break/></text:span><text:span text:style-name="T53">Gifts are rarely given to an individual. Any gift given to the tribe as a whole is viewed as </text:span><text:soft-page-break/><text:span text:style-name="T53">being given to all within. Thus, if someone wished to give a gift to a lover, they would give that gift to the tribe as a whole. This changes the regime of gifts that might be useful: gifts of food are most common.</text:span></text:p>
      <text:p text:style-name="P4"/>
      <text:p text:style-name="P9">How do younger adults address their elders?<text:line-break/>What kinds of questions cannot be asked in public? In private? At all?<text:line-break/>What parts of the body are routinely covered?</text:p>
      <text:p text:style-name="P46">The body below the waist is usually covered for all except warriors, who typically wear only a belt. Their bodies are painted with vermilion dye to blend into the surroundings when on a hunt.</text:p>
      <text:p text:style-name="P9"><text:line-break/>How private are bodily functions like bathing or defecating?</text:p>
      <text:p text:style-name="P1">Bathing is not private, but defecating is. Urination is sometimes used in ritual.</text:p>
      <text:p text:style-name="P4"/>
      <text:p text:style-name="P3"><text:bookmark-start text:name="7"/>Questions of Faith.<text:bookmark-end text:name="7"/></text:p>
      <text:p text:style-name="P4">Religious Structure</text:p>
      <text:p text:style-name="P4">Is the culture religious or nonreligious?</text:p>
      <text:p text:style-name="P18">The <text:span text:style-name="T107">Ghahaka</text:span> are extremely religious.</text:p>
      <text:p text:style-name="P1"><text:span text:style-name="T5"><text:line-break/>What are the major religious groups in the region? Repeat this section for each religious group if needed.<text:line-break/></text:span><text:span text:style-name="T54">The Ghahaka all tend to follow the structure of this belief, though the specific deities and pantheon structures vary significantly between tribes.</text:span></text:p>
      <text:p text:style-name="P4"/>
      <text:p text:style-name="P1"><text:span text:style-name="T5">What is the basic structure of the religion (unitary, dualistic, etc)?<text:line-break/>What is the basic theology of the religion (i.e., monotheistic, polytheistic, henotheistic etc.)?<text:line-break/></text:span><text:span text:style-name="T9">The religion is </text:span><text:span text:style-name="T92">polytheistic</text:span><text:span text:style-name="T9">.</text:span></text:p>
      <text:p text:style-name="P4"/>
      <text:p text:style-name="P4">Is there a formal creed or set of credal statements that define the faith?</text:p>
      <text:p text:style-name="P106"><text:span text:style-name="T5">What are some of their core doctrines, dogmas, beliefs and practices?<text:line-break/></text:span><text:span text:style-name="T55">The collective spirit of the ancient astar coalesced early in the Ghahaka history into numerous symbolic deities as the Ghahaka were influenced by the Tellinese. This allowed for the growth of divine continuances prior to the Ghahaka tribes delving deeply into the red wastes. </text:span><text:span text:style-name="T56">What once were collective spirits have become identifiable and existential deities.</text:span></text:p>
      <text:p text:style-name="P10"/>
      <text:p text:style-name="P47">The pantheon:</text:p>
      <text:p text:style-name="P10"/>
      <text:p text:style-name="P107"><text:span text:style-name="T9">The Ghahaka pantheon is diverse, changing along a seemingly specially dependent gradient. Many of the deities in the pantheon have narrow and overlapping domains, existing only to a small number of tribes or villages. Many of the deities fall within three main categories taken from Tellinese culture: </text:span><text:span text:style-name="T57">there are those deities of the heavens, such </text:span><text:soft-page-break/><text:span text:style-name="T57">as the sky, moon, sun, and stars; there are those of the natural world, such as the deities of rain, storms, agriculture, weather, droughts, the earth, and fire; and finally there are those deities that are patrons of elements of </text:span><text:span text:style-name="T73">Ghahaka</text:span><text:span text:style-name="T57"> society, such as various professions and culture constructs like fate, travel, trade, walls, and war.</text:span></text:p>
      <text:p text:style-name="P47"/>
      <text:p text:style-name="P47">Many, if not all, of the tribes hold <text:span text:style-name="T101">some</text:span> deit<text:span text:style-name="T101">ies</text:span> in common (though by many different names). </text:p>
      <text:p text:style-name="P48"/>
      <text:p text:style-name="P47"><text:span text:style-name="T101">R</text:span>avacat <text:span text:style-name="T151">(Silver Blood)</text:span>, goddess of the moon, mercury, power, life, and patron of the Ghahaka.</text:p>
      <text:p text:style-name="P107"><text:span text:style-name="T44">R</text:span><text:span text:style-name="T9">avama </text:span><text:span text:style-name="T58">(Powerful Heat)</text:span><text:span text:style-name="T9">, twin sister of Ravacat, goddess of the sun, dawn, war, death, red dust, vermilion.</text:span></text:p>
      <text:p text:style-name="P49">Thixvana, (Third Sister), third sister of Ravacat and Ravama</text:p>
      <text:p text:style-name="P41"/>
      <text:p text:style-name="P50"><text:span text:style-name="T108">S</text:span><text:span text:style-name="T143">ura, deceased creator god of the astar. </text:span><text:span text:style-name="T108">S</text:span><text:span text:style-name="T143">ura, though often considered male in the legends, is also believed to have birthed many of the other major deities, such as </text:span><text:span text:style-name="T108">Ravacat and Ravama</text:span><text:span text:style-name="T143">.</text:span></text:p>
      <text:p text:style-name="P11"/>
      <text:p text:style-name="P51">Important practices:</text:p>
      <text:p text:style-name="P51"/>
      <text:p text:style-name="P52">The Ghahaka religion weighs heavily on mercury. The Ghahaka believe that, to survive as the animals and trees of the land do, mercury must be ingested. While the astar are generally more resistant to poisons than comparative humans, the practice of mercury ingestion is necessarily set deeply in the divine continuances of the Ghahaka tribes. Thus, contrary to its typical biological effects, the mercury ingested by the Ghahaka under the influence of their divine continuances serves to give them mercury immunity, passage to the afterlife, and a closer connection to their gods.</text:p>
      <text:p text:style-name="P52"/>
      <text:p text:style-name="P54">Core beliefs:</text:p>
      <text:p text:style-name="P54"/>
      <text:p text:style-name="P54">The Ghahaka believe themselves to be different from all other natural things, like the plants and animals of the Tuzizamina. They lack the biological adaptation that allows the wildlife of the region to survive, that which removes or uses mercury from the body. Thus, they believe that they were created not by the original creator deity (Gura)</text:p>
      <text:p text:style-name="P52"/>
      <text:p text:style-name="P4">What is the overall cosmology and eschatology in religious terms?</text:p>
      <text:p text:style-name="P55">Behind <text:span text:style-name="T148">many</text:span> <text:span text:style-name="T108">Ghahaka</text:span> legends is the remnant of the Vahalis, given to Leilom by Eres upon the creation of the astar in Amarth. The story has been passed down since then, changing and embedding itself within <text:span text:style-name="T108">Ghahaka</text:span> cosmology.</text:p>
      <text:p text:style-name="P56"/>
      <text:p text:style-name="P108">The Vahalis follows the many stories of the Waith: that of the spreading of the Waith throughout the world, the discovery of Hera’roilya, the imprisonment of Hera’roilya, the <text:span text:style-name="T2">finding</text:span> and use of the Anariima, and the folly of the Waith in the war with the <text:soft-page-break/>Loss’kelvar. The Vahalis is amended by Eres to include the creation of Andolem, the black doorway to the prison of Hera’roilya, and her plans to release Hera’roilya into the world to destroy the Loss’kelvar. She tells that this will kill Hera’roilya.</text:p>
      <text:p text:style-name="P56">Over hundreds of generations, the story changed:</text:p>
      <text:p text:style-name="P18"/>
      <text:p text:style-name="P53">The Ghahaka, like their Tellinese neighbors, believe the world to be created by the monstrous god Gura. <text:span text:style-name="T157">Gura gave life to of the first things—the gods, the plants, and the animals. Within these things he placed his own blood to animate them: the silvery mercury. </text:span><text:span text:style-name="T162">Gura, though he had one face that gave life, had another that brought only tyranny and destruction.</text:span><text:span text:style-name="T157"> </text:span><text:span text:style-name="T162">His children, the gods, saw this and hated him. One among the gods, Ravacat, created the Ghahaka and other astar while Gura slept one night. </text:span><text:span text:style-name="T163">Because the Ghahaka were created by Ravacat, and not Gura, they do not have the silvery blood of Gura within them naturally.</text:span><text:span text:style-name="T162"> When Gura awoke and saw the Ghahaka roaming the world, he was furious. In retribution, Gura created the Akhsavir to be the eternal enemy of the Ghahaka.</text:span> <text:span text:style-name="T162">To the Akhsavir, </text:span>Gura <text:span text:style-name="T162">gave his power.</text:span> <text:span text:style-name="T149">Gura was mysterious and powerful—he held all the magic of the world and knew all things. </text:span><text:span text:style-name="T162">Satisfied with his meddling, Gura retreated and sat upon his throne. In a final act of punishment to the disobedient gods, Gura enslaved Thixvana to sit beside his throne. The Akhsavir did their vile master’s bidding and waged war on the Ghahaka, though the gods of the Ghahaka rose forth and protected them.</text:span><text:span text:style-name="T151"> There was a furious battle between all the peoples of the world and all the gods of those peoples, </text:span><text:span text:style-name="T155">and in this battle Gura </text:span><text:span text:style-name="T112">slew Thixvana and was then slain by Ravama, goddess of war</text:span><text:span text:style-name="T155">.</text:span> <text:span text:style-name="T112">Gura, as he died, rent the world apart into hundreds of pieces and covered them with the red ash of his immolated corpse.</text:span></text:p>
      <text:p text:style-name="P18"/>
      <text:p text:style-name="P57"><text:span text:style-name="T152"><text:tab/></text:span><text:span text:style-name="T162">The remaining gods </text:span><text:span text:style-name="T163">worked for uncounted time to reforge the world. This work was done in the fires of the underworld, the realm Akniket, and during this time the Ghahaka saw only fire and soot in the sky. Ravacat, always looking to protect the Ghahaka, sent to them her herald Carapat for guidance.</text:span><text:span text:style-name="T150"> </text:span><text:span text:style-name="T163">Eventually, the remaking of the world was complete and the whole world was raised from the magma of the underworld. It was Carapat that led the Ghahaka and the other astar from Akniket back to the world. The reforged world was, without Gura as its tyrant, distributed to the other gods. Each being was given a region that was once a broken shard, and together these shards are what come together to create the Tuzizamina and the world around it.</text:span><text:span text:style-name="T155"> </text:span><text:span text:style-name="T159">This, in the Ghahaka legends, explains the changing and unique regions of the world. Each region is called a dev</text:span><text:span text:style-name="T110">i</text:span><text:span text:style-name="T159">ket.</text:span><text:span text:style-name="T152"> </text:span><text:span text:style-name="T157">The farther from the Tuzizamina one travels, the deeper they delve into the </text:span><text:span text:style-name="T110">deviket</text:span><text:span text:style-name="T157"> of petty and evil gods. </text:span><text:span text:style-name="T163">All gods recognize Ravacat and her sister Ravama as the most righteous and powerful, and in their positions of power they are given the two celestial deviket: the moon and the sun. </text:span><text:span text:style-name="T150">One was </text:span><text:span text:style-name="T155">Zara</text:span><text:span text:style-name="T109">khet (Golden Realm)</text:span><text:span text:style-name="T155"> </text:span><text:span text:style-name="T153">the sun</text:span><text:span text:style-name="T150">, a </text:span><text:span text:style-name="T153">golden </text:span><text:span text:style-name="T155">fiery realm</text:span><text:span text:style-name="T150"> </text:span><text:span text:style-name="T154">where all </text:span><text:span text:style-name="T155">those Ghahaka who died in battle went. </text:span><text:span text:style-name="T163">This was the realm of Ravama.</text:span><text:span text:style-name="T155"> The second was Antarakhet (Blue Realm)</text:span><text:span text:style-name="T153"> the moon, </text:span><text:span text:style-name="T155">where all other Ghahaka would go upon death</text:span><text:span text:style-name="T150">. </text:span><text:span text:style-name="T163">This was the realm of Ravacat.</text:span></text:p>
      <text:p text:style-name="P57"><text:soft-page-break/><text:tab/><text:span text:style-name="T163">As Carapat led the astar to the new world, they saw the skies and the stars and the sun and the moon, and they rejoiced.</text:span></text:p>
      <text:p text:style-name="P58"><text:tab/><text:span text:style-name="T156">The stars in the sky, according to the Ghahaka, are the souls of </text:span><text:span text:style-name="T114">passed shamans</text:span><text:span text:style-name="T156"> who journeyed from </text:span><text:span text:style-name="T114">Antarakhet</text:span><text:span text:style-name="T156"> at night to look down upon the tribes.</text:span></text:p>
      <text:p text:style-name="P58"><text:tab/><text:span text:style-name="T156">The blood of Gura, in this legend, is given foundation to represent mercury, the life-blood of all things. </text:span><text:span text:style-name="T164">When Gura was slain and the world shattered, Gura’s blood spilled in the space between worlds and it became the sea upon which the palaces of Zarakhet and Antarakhet float</text:span><text:span text:style-name="T165">ed</text:span><text:span text:style-name="T164">—it is the sky. Thus, for the Ghahaka to be connected to the afterlives, </text:span><text:span text:style-name="T165">the moon and the sun,</text:span><text:span text:style-name="T164"> they must drink the water of the sky, the life-blood of all things: mercury.</text:span></text:p>
      <text:p text:style-name="P59"/>
      <text:p text:style-name="P4">What importance (spiritual or cultural) do people ascribe to the geography?</text:p>
      <text:p text:style-name="P95">The regions of the world—and sometimes landmarks within wider regions—are believed to be owned and controlled by various deities. <text:span text:style-name="T159">Each realm is called a deviket, and they are central to the organization of the Ghahaka.</text:span> Mighty geographical features, such as the largest arches or deepest ravines, are typically believed to be the homes and properties of certain <text:span text:style-name="T159">deities. Each deviket is home to the tribes holding the owner of that deviket as their patron (under Ravacat and Ravama). Tribes will wander and travel throughout their deviket, though rarely will they leave it. </text:span><text:span text:style-name="T160">Notable deviket are described in the geographical portion of this ethnography.</text:span></text:p>
      <text:p text:style-name="P4"/>
      <text:p text:style-name="P1"><text:span text:style-name="T5">Are religious traditions and any scriptures oral or written in nature or a combination?<text:line-break/></text:span><text:span text:style-name="T9">The traditions of the astar are entirely oral.</text:span><text:span text:style-name="T60"> Some acolytes of Utari-Ay have, at the end of this period, begun to record legends, myths, or divine decrees within early scripts. Because the Utari-Ay are isolated to begin with, these scripts began and evolved without significant contact with the others. Each script is unique often unique to the deviket of the Utari-Ay. </text:span><text:span text:style-name="T61">By the end of this period, there were approximately ten different Ghahaka proto-scripts.</text:span></text:p>
      <text:p text:style-name="P4"/>
      <text:p text:style-name="P1"><text:span text:style-name="T5">What is the role of myth within the religion?<text:line-break/></text:span><text:span text:style-name="T93">Myth is central to the Ghahakan storytelling traditions </text:span><text:span text:style-name="T94">and for the existence of the divine continuances.</text:span></text:p>
      <text:p text:style-name="P4"/>
      <text:p text:style-name="P1"><text:span text:style-name="T5">What are typical symbols used in the religion and their meanings?<text:line-break/></text:span><text:span text:style-name="T62">The many deities of the Ghahaka each have numerous symbols associated with them. Above all, though, are </text:span><text:span text:style-name="T59">Ravacat and Ravama, </text:span><text:span text:style-name="T62">whose symbols are as varied as the tribes of the Ghahaka.</text:span><text:span text:style-name="T59"> Religious symbols are common as decorations on tepees, clothes, and as tattoos.</text:span></text:p>
      <text:p text:style-name="P4"/>
      <text:p text:style-name="P4">What ritual objects are used in the religion (relics, talismans, medals, charms, etc.)?</text:p>
      <text:p text:style-name="P18"><text:soft-page-break/>There are many varieties of objects, most crafted from bone, wood, and other simple materials. Sacrificial knives <text:span text:style-name="T158">and </text:span>headdresses <text:span text:style-name="T158">are common</text:span>.</text:p>
      <text:p text:style-name="P4"><text:line-break/>What religious officials are there? Is there a formal clergy? How are they organized? Are there monastic groups or cults? Does the religion send out missionaries? What does each group do? How do you join?</text:p>
      <text:p text:style-name="P18">The heads of <text:span text:style-name="T110">Ghahaka</text:span> <text:span text:style-name="T110">religion </text:span><text:s/>are shamans. There is usually a single shaman per community, though there can be as many as five. The shamans are always female. They communicate to the <text:span text:style-name="T110">deities, spirits, or other supernatural beings</text:span> of the world. <text:s/><text:span text:style-name="T161">Each deviket has a central shaman that lives at the center of the deviket, the place believed to be closest to the deity that owns it. This shaman is called the Utari-</text:span><text:span text:style-name="T111">Ay</text:span><text:span text:style-name="T161"> (descended). Both the tribal shamans and Utari-Ay have specific jobs and responsibilities.</text:span></text:p>
      <text:p text:style-name="P18"/>
      <text:p text:style-name="P60">All young girls go through the ritual known as Ma<text:span text:style-name="T101">r</text:span>aydmn once they reach twelve years of age. Maraydmn is a ritual by which girls are <text:span text:style-name="T112">identified</text:span> to by acolytes for the tribe shaman. <text:span text:style-name="T166">Shamans and their acolytes are believed to be marked from birth—it is not the tribe that chooses the acolyte but the deity that chooses the girl. </text:span><text:span text:style-name="T169">This distinction is seen at the end of the ritual, when the girl drinks a gourd of enchanted mercury, milk, and blood. </text:span><text:span text:style-name="T167">Girls chosen by the deities for shaman-hood </text:span><text:span text:style-name="T169">will often begin to </text:span><text:span text:style-name="T167">exhibit </text:span><text:span text:style-name="T168">qualities characteristic of the deviket’s owning deity. For some, this might mean that the girl’s body changes to match the deity’s believed form: they might grow extra fingers or teeth, horns, cloven feet or scales. Their eyes might change color, or their voice might carry the weight and echo of the deity. </text:span><text:span text:style-name="T169">The girl might not change at all—instead, she might enter a divine trance and utter a new prophecy, etc. </text:span><text:span text:style-name="T189">Occasionally, </text:span><text:span text:style-name="T121">a girl is known to be a future shaman from age 4 or 5 if her profound childhood reveries do not end. While this can be a debilitating mental illness, all those in Ghahaka tribes that exhibit this deviation are taught to become shamans. Some with this illness can never truly learn the ways of the shaman, in which case they are kept alongside the shaman as helpers and truly mystical oracles.</text:span><text:span text:style-name="T169"> </text:span><text:span text:style-name="T168">These are all things characteristic of a new acolyte. After a girl is chosen, they train under the current shaman and help her with her daily duties. Occasionally, a girl might be so </text:span><text:span text:style-name="T169">prolific in her </text:span><text:span text:style-name="T113">Maraydmn that she is sent on a pilgrimage to the Utari-Ay to study. </text:span><text:span text:style-name="T122">Those who exhibit the most debilitating forms of the reverie illness are often sent to the Utari-Ay. Over time, the home of an Utari-Ay might gather a few of these such children who form a cultish brood.</text:span></text:p>
      <text:p text:style-name="P18"/>
      <text:p text:style-name="P61">The Maraydmn might uncover a girl chosen by a dark deity or spirit. These girls are often ritually killed—though occasionally their newly awakened powers might allow them to escape. These “dark shaman” feature particularly as villains in legends or myths.</text:p>
      <text:p text:style-name="P61"/>
      <text:p text:style-name="P62">The shaman of a tribe has a wide role: it is their duty to know all things a tribes-person may wish to know. They are the leader of rituals and the one who guides all deceased to <text:soft-page-break/>their next world. <text:span text:style-name="T170">The shaman foresees distant events and forecasts the best places and times to hunt, fish, or gather. </text:span><text:span text:style-name="T171">They also serve as a medicine worker or healer. </text:span><text:span text:style-name="T170">They accomplish this by communicating with the spirits of the world, the servants of the deviket deity, or the deity themselves. </text:span><text:span text:style-name="T172">They know which herbs to work with and mix, and they know how to interpret the divine signs whenever they may see one.</text:span></text:p>
      <text:p text:style-name="P62"/>
      <text:p text:style-name="P63">The shaman is most necessary for life transitions: births, coming-of-age rituals, and deaths. The nature of the rituals for each varies from deviket to deviket.</text:p>
      <text:p text:style-name="P63"/>
      <text:p text:style-name="P64">Upon the death of a tribes person, the shaman will conduct a complex ritual of passage to allow the soul of the deceased to journey to the celestial deviket. Part of this ritual is the consumption of mercury by both the shaman and the body of the deceased and entrance into a trance state by the shaman, in which they are believed to lead to the soul of the deceased from this world. This ritual can be done on many bodies at once, as is typical after a battle or skirmish. If a body is not recovered, it is sometimes believed that the spirit cannot leave this realm and remains to haunt the living and cause mischief. This wicked spirit can be banished from the mortal world if a shaman performs a special passage ritual.</text:p>
      <text:p text:style-name="P62"/>
      <text:p text:style-name="P65">The Utari-Ay is the most holy shaman of a deviket. Unlike the others, the Utari-Ay has no tribe around them. They are supported by their acolytes and by offerings made by visiting tribes. The Utari-Ay often communicates and interprets the will of the deviket deity, all from their sedentary home, cave, or lair.</text:p>
      <text:p text:style-name="P65"/>
      <text:p text:style-name="P66">The largest rituals surround the death of a deviket Utari-Ay and the transition to their eldest acolyte. <text:span text:style-name="T173">This involved the gathering of all tribes of a deviket and the hosting of numerous celebrations.</text:span></text:p>
      <text:p text:style-name="P4"><text:line-break/>What does this religion say about death?</text:p>
      <text:p text:style-name="P67"><text:span text:style-name="T174">The Ghahaka believe that death brings the soul of the body to one of the two celestial deviket—the sun or the moon. The sun holds those that died in battle, while the moon holds those that died in peace. </text:span><text:span text:style-name="T175">If a body is not given passage by a shaman, the soul of that person can become trapped in the mortal world and corrupted into a wicked spirit. These wicked spirits can be cleansed and freed by a shaman.</text:span></text:p>
      <text:p text:style-name="P4"/>
      <text:p text:style-name="P1"><text:span text:style-name="T5">Is there a set religious calendar? What are the most popular rituals or festivals?<text:line-break/></text:span><text:span text:style-name="T63">The Ghahaka do not have a separate religious calendar. Their astronomical calendar is tied into their religion.</text:span></text:p>
      <text:p text:style-name="P1"/>
      <text:p text:style-name="P4">What kinds of supernatural beings exist in this religion (angels, demons, devi, asuras, spirits, ghosts, sprites, etc.)?</text:p>
      <text:p text:style-name="P18">Spirits and ghosts exist. <text:span text:style-name="T176">Demons, monsters, and demigods exist as well.</text:span></text:p>
      <text:p text:style-name="P4"><text:soft-page-break/><text:line-break/>How are dreams and visions encompassed by the religion?</text:p>
      <text:p text:style-name="P18">Trance and dream states are often used in ancestor veneration and spirit communication. Dreams are often considered to be an extension of this—of spirits attempting communication.</text:p>
      <text:p text:style-name="P4"/>
      <text:p text:style-name="P1"><text:span text:style-name="T5">Are there any places considered special or holy? What are they like?<text:line-break/></text:span><text:span text:style-name="T64">The Tuzizamina has hundreds of holy places unique to deviket or tribes.</text:span></text:p>
      <text:p text:style-name="P4"/>
      <text:p text:style-name="P4">Societal Views</text:p>
      <text:p text:style-name="P12">Are there differing denominations or sects of the religion? How do they differ?</text:p>
      <text:p text:style-name="P68">The Ghahaka religion is as varied as the tribes themselves. While many hold this fundamental framework, different tribes might hold greatly varying views <text:span text:style-name="T177">on different rituals, tasks, or natural phenomena.</text:span></text:p>
      <text:p text:style-name="P12"><text:line-break/>Are the differing groups a result of schism or mutual and cooperative separation?</text:p>
      <text:p text:style-name="P1"><text:span text:style-name="T5">Is religion a cause of dissatisfaction, dissention or hostility in the region?<text:line-break/></text:span><text:span text:style-name="T95">The religion is a major source of hostility within the region. The central religious/geographic organization of the Tuzizamina, the deviket, are not always agreed upon by the different tribes. The borders of one deity’s realm or the right to rule of another deity might be disputed, causing tribal skirmishes and wars.</text:span></text:p>
      <text:p text:style-name="P4"/>
      <text:p text:style-name="P4">What factions exist within the dominant religious institutions? How do they compete?</text:p>
      <text:p text:style-name="P4">What relationship do religious and political leaders have?</text:p>
      <text:p text:style-name="P1"><text:span text:style-name="T5">What happens to those who disagree with the majority on questions of religion?<text:line-break/></text:span><text:span text:style-name="T96">Those who disagree religiously within a tribe are almost always exiled.</text:span></text:p>
      <text:p text:style-name="P4"/>
      <text:p text:style-name="P4">Are issues such as orthodoxy, heterodoxy, heresy and apostasy keys in the religious life?</text:p>
      <text:p text:style-name="P1"><text:span text:style-name="T5">What gender, ethnic, national or racial issues exist within the religion?<text:line-break/></text:span><text:span text:style-name="T9">The religion of the Astar places women above men in the social hierarchy.</text:span></text:p>
      <text:p text:style-name="P4"/>
      <text:p text:style-name="P4">What is the most commonly broken religious rule?<text:line-break/>What is the least-violated religious rule?<text:line-break/>How are such infractions punished? Is it possible to expel a community member?<text:line-break/>How are those who follow different faiths treated?</text:p>
      <text:p text:style-name="P109">Different variations of the Ghahaka faith are almost universally accepted unless it comes in direct conflict with a tribe’s beliefs. <text:span text:style-name="T178">For example, the Ghahaka universally believe that there are many deities, each controlling a certain part of the Tuzizamina. They might not agree, however, on the legends surrounding the creation of a certain landmark or the correct way to practice a ritual.</text:span></text:p>
      <text:p text:style-name="P4"/>
      <text:p text:style-name="P4"><text:soft-page-break/>How can an outsider join the religious community?</text:p>
      <text:p text:style-name="P110">The Ghahaka believe that any astar can join the tribes of the Ghahaka. Any being created by Ravacat (any being without a mercuric gland) can fit within the religion of the Ghahaka.</text:p>
      <text:p text:style-name="P4"/>
      <text:p text:style-name="P4">What superstitions are common? What kinds of supernatural events or beings do people fear?</text:p>
      <text:p text:style-name="P111">It is a common superstition that traveling into the desert on a possibly dangerous mission should never be undertaken without either a blessed talisman or the drinking of mercury, which is said to both protect the drinker and disguise their presence to other natural beings.</text:p>
      <text:p text:style-name="P4"><text:line-break/>How is religious action expressed (spontaneous or ritual liturgy, song, dance, music, ritual action, sex, miracle plays, etc.)?</text:p>
      <text:p text:style-name="P18">Song and dance play an important role in large-scale worship <text:span text:style-name="T179">within a tribe</text:span>. <text:span text:style-name="T115">E</text:span>xtreme rituals often involve trance, sex, sleep, hallucinogens, or sacrifice.</text:p>
      <text:p text:style-name="P4"><text:line-break/>What do people have to offer to their Deity or deities?</text:p>
      <text:p text:style-name="P18">Offerings vary. Food, tools, jewelry, and dedicated actions are common offerings to <text:span text:style-name="T116">supernatural beings</text:span>.</text:p>
      <text:p text:style-name="P1"><text:span text:style-name="T5"><text:line-break/>What do people want from their Deity or deities? How do they try and get it?<text:line-break/></text:span><text:span text:style-name="T9">The Astar entreat the </text:span><text:span text:style-name="T97">deities</text:span><text:span text:style-name="T9"> for fortune and guidance often. </text:span><text:span text:style-name="T65">The gods uphold the world around the Ghahaka—if the Ghahaka were to cease their worship, the deities might split the world apart again.</text:span></text:p>
      <text:p text:style-name="P18"/>
      <text:p text:style-name="P3"><text:bookmark-start text:name="17"/>Questions of Death and Burial.<text:bookmark-end text:name="17"/></text:p>
      <text:p text:style-name="P4">What is their understanding of death and dying?</text:p>
      <text:p text:style-name="P69">The Ghahaka have little scientific understanding of death.</text:p>
      <text:p text:style-name="P4"><text:line-break/>What does this society do with their corpses?</text:p>
      <text:p text:style-name="P70">The Ghahaka, after performing the proper death rites, typically try to bury or destroy the body so as not to attract scavengers. If magma pools or pits are available, tribes will immolate their corpses. For many nomadic tribes with large expanses, dead Ghahaka will be buried or sent down the Jivita. For tribes that wander comparatively smaller regions, they might have a single communal burial pit, as is the case with the Ghahaka tribes of the misty crevices. There are some shamans within this deviket that build there lairs and temples from the bones of the dead.</text:p>
      <text:p text:style-name="P4"><text:line-break/>What part do the priests play?</text:p>
      <text:p text:style-name="P18"><text:soft-page-break/>A shaman must carry out specific rites and rituals to properly allow the <text:span text:style-name="T117">soul to leave the mortal world</text:span>. If these rites are not performed, the body has a chance of becoming corrupted and allowing the creation of a vile being.</text:p>
      <text:p text:style-name="P4"><text:line-break/>Do people visit the dead? If so, how often and why?</text:p>
      <text:p text:style-name="P112">In most Ghahaka tribes the dead are not visited.</text:p>
      <text:p text:style-name="P4"><text:line-break/>What do people in this culture think about suicide?</text:p>
      <text:p text:style-name="P18">Suicide is greatly taboo—it is akin to removing your use from the <text:span text:style-name="T118">communal tribe</text:span>.</text:p>
      <text:p text:style-name="P1"/>
      <text:p text:style-name="P4">How do people demonstrate grief?</text:p>
      <text:p text:style-name="P71">Grief is accepted, though each deviket might have different practices.</text:p>
      <text:p text:style-name="P1"><text:span text:style-name="T5"><text:line-break/></text:span><text:span text:style-name="T124">Questions of Magic.</text:span><text:span text:style-name="T125"><text:line-break/></text:span><text:span text:style-name="T5">How is magic integrated into society?</text:span></text:p>
      <text:p text:style-name="P72">Magic is viewed in two ways: there is first the magic of the deities and shamans, which is regularly practiced and revered. Compared to the ancient magic of the Waith, the magic of the Ghahaka is pitiful—shamanistic magic is, in many cases, false. In some miraculous events, however, a shaman in trance might be able to ease the blockage of their soul by Apythia’s ritual enough to bring about a true spell affect. This art is almost exclusively learned by shamans and their acolytes.</text:p>
      <text:p text:style-name="P18"/>
      <text:p text:style-name="P72">The other magic in Ghahaka society is considered to be the power of Gura, which is wielded by the evil Akhsavir. The Ghahaka thus distrust any practitioners of magic, though not so much as their Tellinese neighbors.</text:p>
      <text:p text:style-name="P4"><text:line-break/>Who can work magic? Is anyone disallowed from working magic?</text:p>
      <text:p text:style-name="P1">Traditional Astaiva magic is only practiced by shamans and some acolytes.</text:p>
      <text:p text:style-name="P4"><text:line-break/>How are works of magic accomplished?</text:p>
      <text:p text:style-name="P18">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4"><text:line-break/>What kind of preparation or study is required before undertaking a magical work?</text:p>
      <text:p text:style-name="P18">Astaiva shaman magic takes hundreds of years to perfect, and there is no guarantee that the spirits will actually listen.</text:p>
      <text:p text:style-name="P1"/>
      <text:p text:style-name="P4"><text:soft-page-break/>How is the use of magic viewed by the majority?<text:line-break/><text:span text:style-name="T66">Divine magic is accepted, arcane magic is distrusted (and exists only in legends and myths).</text:span></text:p>
      <text:p text:style-name="P4"/>
      <text:p text:style-name="P4"/>
      <text:p text:style-name="P3"><text:bookmark-start text:name="8"/>Questions of Labor.<text:bookmark-end text:name="8"/></text:p>
      <text:p text:style-name="P4">Describe any kind of division of labor, such as into physical versus mental versus spiritual.</text:p>
      <text:p text:style-name="P18">Much of the labor of the Astar is physical. The society is one without much technology, and thus all are needed to help make the community survive. Very few are allowed to train as shamans or work in the spiritual realm.</text:p>
      <text:p text:style-name="P4"><text:line-break/>Is there any special prestige attached to some category of labor or job?</text:p>
      <text:p text:style-name="P73">The work of shamans and renowned warriors are given the most prestige.</text:p>
      <text:p text:style-name="P13"><text:line-break/>What professions or activities are considered masculine?<text:line-break/>What professions or activities are viewed as feminine?</text:p>
      <text:p text:style-name="P74">Leadership roles are typically controlled by women.</text:p>
      <text:p text:style-name="P13"><text:line-break/>What are usual working hours? Are there days of rest or holidays?</text:p>
      <text:p text:style-name="P18">There are no days of rest—even on festival or ritual days, unless those rituals take the entire day.</text:p>
      <text:p text:style-name="P4"><text:line-break/>What are typical wages for various jobs?<text:line-break/>What sort of jobs are preferred by which people? Are some jobs denied to certain groups?<text:line-break/></text:p>
      <text:p text:style-name="P3"><text:bookmark-start text:name="9"/>Questions of Art.<text:bookmark-end text:name="9"/></text:p>
      <text:p text:style-name="P4">What are the favorite and least favorite artforms of the society?</text:p>
      <text:p text:style-name="P18">Of the non-personal artforms, painting is often used to decorate <text:span text:style-name="T180">special locations and tepees.</text:span> Aesthetic weaving is also common among the weavers of the Astar. They weave in intricate patterns and stories, often representing spirits, encounters, or ancestors.</text:p>
      <text:p text:style-name="P18">Of the personal art forms, tattooing and jewelry weaving are popular.</text:p>
      <text:p text:style-name="P4"><text:line-break/>How naturalistic or stylized is your society's art?</text:p>
      <text:p text:style-name="P4">How respected are artists?</text:p>
      <text:p text:style-name="P4">What forms of theatre does your society have?</text:p>
      <text:p text:style-name="P18">The extent of theatre is the performing of stories during a community gathering, such as a meal. The performance uses costumes and music, and in some cases many actors.</text:p>
      <text:p text:style-name="P1"><text:span text:style-name="T5"><text:line-break/>Does your culture have a distinct (or not so) musical style? What is it like?<text:line-break/></text:span><text:span text:style-name="T9">Astaiva music is naturalistic, with drums, flutes, and pipes to mimic the sounds of nature and animals. </text:span></text:p>
      <text:p text:style-name="P4"><text:soft-page-break/></text:p>
      <text:p text:style-name="P4">How do people listen to music (in a theater, at home, on the street, mechanical)?<text:line-break/>Does this culture have a typical dance form? What is it like?<text:line-break/>Who goes to see such entertainments?</text:p>
      <text:p text:style-name="P4">What shapes are most common in your society's arts, like embroidery or architecture?</text:p>
      <text:p text:style-name="P18">The symbolic representations of <text:span text:style-name="T119">deities.</text:span></text:p>
      <text:p text:style-name="P4"><text:line-break/>What form does censorship take?<text:line-break/>Who may not be an artist?<text:line-break/>What qualities equal "beauty" in this society? What makes a man or woman especially beautiful?</text:p>
      <text:p text:style-name="P18">Personal decoration with spiritual dedications is often viewed with respect and beauty. Tattoos, piercings, weavings, and symbolic jewelry are considered quite beautiful. <text:span text:style-name="T181">Scarification is relatively common as well.</text:span></text:p>
      <text:p text:style-name="P1"><text:span text:style-name="T5"><text:line-break/>How do people react to tattoos? Piercings? Facial hair? Cosmetics?<text:line-break/></text:span><text:span text:style-name="T9">The Astar often use tattoos to show special respect to certain </text:span><text:span text:style-name="T98">deities</text:span><text:span text:style-name="T9">. Piercings act in this way as well. They demonstrate a permanent reliance, acknowledgment, and vehemence to the being that the tattoo or piercing is dedicated to.</text:span></text:p>
      <text:p text:style-name="P1"/>
      <text:p text:style-name="P3"><text:bookmark-start text:name="11"/>Questions of Health.<text:bookmark-end text:name="11"/></text:p>
      <text:p text:style-name="P4">What is the average life expectancy? How does this differ between different regions, races or ethnicities?</text:p>
      <text:p text:style-name="P1"><text:span text:style-name="T9">The average life expectancy is around </text:span><text:span text:style-name="T99">22</text:span><text:span text:style-name="T9">0 years. </text:span><text:span text:style-name="T16">Child mortality is very high—over 50%. Those astar that live through their youth typically live until their 600s.</text:span><text:span text:style-name="T9"> This does not differ much between regions.</text:span><text:span text:style-name="T5"><text:line-break/></text:span></text:p>
      <text:p text:style-name="P1"><text:span text:style-name="T5">What access do people have to clean drinking water (at home or in public)?<text:line-break/></text:span><text:span text:style-name="T9">Clean drinking water is difficult to come by. </text:span><text:span text:style-name="T67">Natural springs and tributaries of the Jivita are very important to all tribes.</text:span></text:p>
      <text:p text:style-name="P4"/>
      <text:p text:style-name="P4">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1">The are few dedicated medicine workers; usually only one or two for each village. <text:span text:style-name="T3">The shamans often double as medicine workers.</text:span></text:p>
      <text:p text:style-name="P4"><text:line-break/>What kinds of ailments or injuries are treatable in the locality using available supplies and expertise?<text:line-break/><text:soft-page-break/>What does typical healthcare cost?<text:line-break/>How do this society’s doctors try to treat wounds and sickness?<text:line-break/>Which medical assumptions of this society are wrong?<text:line-break/>Is a distinction made between physical and nonphysical ailments?</text:p>
      <text:p text:style-name="P18">Nonphysical ailments are often seen as spiritual misfortunes. <text:span text:style-name="T4">The shaman can attempt to remove the malicious spirit, though oftentimes they are unsuccessful.</text:span></text:p>
      <text:p text:style-name="P14"><text:line-break/>What happens to those suffering from extreme mental illness? Spiritual illness?</text:p>
      <text:p text:style-name="P75">If the shaman can not exhume the spirit believed to be causing the mental or spiritual illness, the mentally ill astar is left to the care of the family. Some are allowed to wander in the hopes that other spirits will drive the evil spirit out of the ill person’s body.</text:p>
      <text:p text:style-name="P113"><text:span text:style-name="T5"><text:line-break/>How do people react to physical deformity (both congenital and acquired)?<text:line-break/></text:span><text:span text:style-name="T9">As long as the Asta can continue to contribute to the community (or if they are too old to contribute anymore) then the deformity is typically ignored.</text:span></text:p>
      <text:p text:style-name="P1"/>
      <text:p text:style-name="P1"><text:bookmark-start text:name="12"/><text:span text:style-name="T124">Questions of Sex.</text:span><text:bookmark-end text:name="12"/><text:span text:style-name="T5"><text:line-break/>How do people react to homosexuality? Is it frowned on? Encouraged?<text:line-break/></text:span><text:span text:style-name="T9">Homosexuality is not frowned on, but the Astar favor the expansion of their population. Homosexuality is a luxury of the wealthy and the shamans.</text:span></text:p>
      <text:p text:style-name="P4"/>
      <text:p text:style-name="P4">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p>
      <text:p text:style-name="P18">Sex and reproduction is encouraged by the beliefs of the Astar, as giving a new life to The People is one of the greatest gifts that can be given.</text:p>
      <text:p text:style-name="P4"/>
      <text:p text:style-name="P76">Though Astar society is so fluid with sexual relations, there are usually gifts given from the man to the woman or vice versa, whichever initiates the courting.</text:p>
      <text:p text:style-name="P4"><text:line-break/>Are there secular laws that control or restrict sexual behavior?<text:line-break/>At what age is it considered normal to engage in sex? Are there taboos against sex with children?</text:p>
      <text:p text:style-name="P1">Astar reach sexual maturity at around age 120, well after they reach physical maturity. Sex with Astar prior to their reaching of physical maturity is taboo.</text:p>
      <text:p text:style-name="P1"><text:soft-page-break/><text:span text:style-name="T5"><text:line-break/>Should sex be a one-to-one experience? Or are groups allowed?<text:line-break/></text:span><text:span text:style-name="T9">Sex is both a personal and communal experience used in rites and rituals.</text:span></text:p>
      <text:p text:style-name="P4"/>
      <text:p text:style-name="P3"><text:bookmark-start text:name="13"/>Questions of Education.<text:bookmark-end text:name="13"/></text:p>
      <text:p text:style-name="P114"><text:span text:style-name="T5">Describe the education of the society’s people: formal schooling, apprenticeship, etc. How is knowledge distributed? Is it kept unknown to the common people or is available for all?<text:line-break/></text:span><text:span text:style-name="T68">There is no formal education in Ghahaka tribes.</text:span></text:p>
      <text:p text:style-name="P1">Children, usually just before they reach physical maturity, take on a trade as decided by the shaman and elders. They learn to master this trade until their sexual maturity, when they typically work alongside their master until the master dies.</text:p>
      <text:p text:style-name="P18">The youth learns the trade from the master, living with them during the process. In a way, this is less apprenticeship and more communal distribution of labor.</text:p>
      <text:p text:style-name="P1"><text:span text:style-name="T5"><text:line-break/>Is education compulsory / offered to everyone? What is the cost of education?<text:line-break/></text:span><text:span text:style-name="T9">A trade is given to each youth as they approach physical maturity. While the youth has some say in what they would prefer to do, much of the decision is by the shaman or elders.</text:span></text:p>
      <text:p text:style-name="P4"/>
      <text:p text:style-name="P4">Between which ages does education happen?</text:p>
      <text:p text:style-name="P18">Between 18 and 120.</text:p>
      <text:p text:style-name="P115"><text:span text:style-name="T5"><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69">The Ghahaka language is a variant of Ancient Astar, with influences and common roots of Tellinese. It is built from a mix of Proto-Indo-European and Punjabi, with an emphasis on the PIE.</text:span></text:p>
      <text:p text:style-name="P1"/>
      <text:p text:style-name="P4">How common is literacy? How is literacy viewed?</text:p>
      <text:p text:style-name="P77">Only the few acolytes and Utari-Ay that develop individualized scripts are literate. Practically none of the other astar are <text:span text:style-name="T182">literate. </text:span><text:span text:style-name="T183">Literacy is so rare that there is little public opinion on it.</text:span></text:p>
      <text:p text:style-name="P1"><text:span text:style-name="T5"><text:line-break/>What form and value are books?<text:line-break/>Who teaches others? How do they teach?<text:line-break/></text:span><text:span text:style-name="T9">Anyone can be a teacher to a youth, as everyone performs some job within the community.</text:span><text:span text:style-name="T5"><text:line-break/></text:span></text:p>
      <text:p text:style-name="P3"><text:bookmark-start text:name="15"/>Questions of Transportation and Communications.<text:bookmark-end text:name="15"/></text:p>
      <text:p text:style-name="P1"><text:soft-page-break/><text:span text:style-name="T5">How do people get from place to place? Does this vary at all in different places?<text:line-break/></text:span><text:span text:style-name="T9">Most people walk, </text:span><text:span text:style-name="T70">though animal riding and domestication is becoming more and more common through Ghahaka tribes. Therapods are ridden by warriors and scouts, and larger dinosaurs and mammals are ridden by groups of tribes people.</text:span></text:p>
      <text:p text:style-name="P4"/>
      <text:p text:style-name="P4">Do people make long journeys?</text:p>
      <text:p text:style-name="P96">Most Ghahaka tribes stay within their deviket, though these may be relatively large. A single Ghahaka tribes-person might see thousands, or even tens-of-thousands of square kilometers of terrain in their lifetime.</text:p>
      <text:p text:style-name="P4"><text:line-break/>Is there a public transport system? Who uses it? How much does it cost?<text:line-break/>What are the roads like? How do they vary from place to place?<text:line-break/>Do individuals or families own and use their own vehicles?</text:p>
      <text:p text:style-name="P96">No—much of the property of this magnitude is communally owned by the tribe.</text:p>
      <text:p text:style-name="P4"><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4">What is the local economy based on?</text:p>
      <text:p text:style-name="P18">Trade and barter.</text:p>
      <text:p text:style-name="P4"><text:line-break/>How is commerce engaged in?</text:p>
      <text:p text:style-name="P4">How is wealth distributed?</text:p>
      <text:p text:style-name="P78">Much of a tribe’s wealth is centralized with the chief, elders, or shaman. They are in a role to distribute wealth to those in the tribe that most need it.</text:p>
      <text:p text:style-name="P4"><text:line-break/>If levied, how are taxes collected? What are such revenues used for? How does taxation affect the people?</text:p>
      <text:p text:style-name="P79">Some powerful tribes extort smaller tribes within their deviket or tribes of neighboring deviket into giving them tributes.</text:p>
      <text:p text:style-name="P4"><text:line-break/>What do people expect from their government in return for the taxes paid?<text:line-break/><text:line-break/>Money<text:line-break/>What is the local currency like? How is it subdivided? What is it based on (metal, labor, fiat)?</text:p>
      <text:p text:style-name="P18"><text:soft-page-break/>Fiat currency does play a role in the bartering. Trading of services and art is also common.</text:p>
      <text:p text:style-name="P4"><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3"><text:bookmark-start text:name="18"/>Questions of Government.<text:bookmark-end text:name="18"/></text:p>
      <text:p text:style-name="P4">What is the form of government? How is it structured?</text:p>
      <text:p text:style-name="P80">There is no central government of the Ghahaka. The tribes are distributed. Within a tribe, the shaman, chief, or a council of elders will lead and make decisions. The Utari-Ay is the foremost authority within a deviket, <text:span text:style-name="T184">though in some circumstances the Utari-Ay is refused by an upstart tribe.</text:span></text:p>
      <text:p text:style-name="P15"><text:line-break/>What are some of the most fundamental policies of the government?<text:line-break/>How is government chosen?<text:line-break/>What is the country’s general foreign policy?</text:p>
      <text:p text:style-name="P97">The Ghahaka often fight between deviket, or occasionally within deviket. The nature of one tribe’s relationship to another is fluid and often based on the specifics of the deviket.</text:p>
      <text:p text:style-name="P4"><text:line-break/>How are new laws created or old ones changed?<text:line-break/>What titles do various officials have?<text:line-break/>How do government officials dress?</text:p>
      <text:p text:style-name="P81">Shamans, chiefs, and elders are closest to the spirits, and thus they are often honored with artistic dress and jewelry.</text:p>
      <text:p text:style-name="P4"><text:line-break/>Is the law written down? Who interprets it?</text:p>
      <text:p text:style-name="P4">Who decides whether someone has broken a law? How?<text:line-break/>What kinds of punishments are meted out? By whom?</text:p>
      <text:p text:style-name="P18">Punishments are generally carried out by an assistant to the shaman, a dealer in malevolen<text:span text:style-name="T185">ce</text:span> and <text:span text:style-name="T185">the </text:span>cleansing <text:span text:style-name="T185">of </text:span>spirits. Spiritual cleaning is thought to greatly aid in behavior by testing the portion of the spirit within the Asta.</text:p>
      <text:p text:style-name="P4"><text:line-break/>Is torture allowed? Is capital punishment allowed? What is it like?</text:p>
      <text:p text:style-name="P4">Is there some form of clemency or pardon? What is involved?<text:line-break/>Once accused, what recourse does someone have?</text:p>
      <text:p text:style-name="P116"><text:span text:style-name="T5">How are the rules different for officials as opposed to the common person?<text:line-break/>Is bribery allowed? Under what circumstances?<text:line-break/>What makes someone a bad ruler in this society? What can be done about it?<text:line-break/></text:span><text:soft-page-break/><text:span text:style-name="T5">What are the most common or dangerous forms of criminal?<text:line-break/>What is the political status of minority communities?<text:line-break/>Who cannot rise to positions of leadership?<text:line-break/></text:span><text:span text:style-name="T71">It is typically held that men cannot act as chiefs, shammans, or important elders. This rule is soft, and broken somewhat frequently.</text:span></text:p>
      <text:p text:style-name="P116"><text:span text:style-name="T5"><text:line-break/>City Watch &amp; Sheriffs<text:line-break/>Is there a civilian police force, or is law enforcement the province of the military?<text:line-break/></text:span><text:span text:style-name="T9">Warriors sometimes act as an improvised police force.</text:span></text:p>
      <text:p text:style-name="P18"/>
      <text:p text:style-name="P4">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8">The authority of the warriors only extends to the bounds allowed by the shaman or an elder in charge.</text:p>
      <text:p text:style-name="P4"><text:line-break/>Are there individuals or groups who are above the law?<text:line-break/>Is there secret police?<text:line-break/>What is the role of police informants, if any?<text:line-break/></text:p>
      <text:p text:style-name="P3"><text:bookmark-start text:name="19"/>Questions of Warfare.<text:bookmark-end text:name="19"/></text:p>
      <text:p text:style-name="P4">Does the country have an armed force? What types? What size?<text:line-break/>How do the armed forces compare with others in the region or world?<text:line-break/>Who declares war and peace?</text:p>
      <text:p text:style-name="P82">Within each community, the council of elders, <text:span text:style-name="T186">chief, or shaman will</text:span> declare war on other communities.</text:p>
      <text:p text:style-name="P4"><text:line-break/>How are treaties negotiated?</text:p>
      <text:p text:style-name="P18">Treaties are often negotiated between shamans and involve significant ritual and conversation with the <text:span text:style-name="T187">deities </text:span>of war.</text:p>
      <text:p text:style-name="P4"><text:line-break/>What happens to prisoners taken in battle?</text:p>
      <text:p text:style-name="P18">They are typically enslaved.</text:p>
      <text:p text:style-name="P4"><text:line-break/>What form of warfare does this society use?</text:p>
      <text:p text:style-name="P18">Tribal warfare—skirmishes on foot or on <text:span text:style-name="T120">dinosaur</text:span>-back.</text:p>
      <text:p text:style-name="P16"><text:line-break/>What weapons are favored by the various armed forces?</text:p>
      <text:p text:style-name="P83">Stone or <text:span text:style-name="T188">bone</text:span> tipped spears, axes, and wooden shields are the most advanced weapons the astar possess.</text:p>
      <text:p text:style-name="P16"><text:soft-page-break/><text:line-break/>Who are the elite warriors? What distinguishes them?</text:p>
      <text:p text:style-name="P18">Elders who fought in many battles are elite warriors.</text:p>
      <text:p text:style-name="P4"><text:line-break/>Are there professional soldiers? Do they make up the bulk of the military?<text:line-break/>Where do the loyalties of military units lie?<text:line-break/>What ethical or moral codes do warriors adhere to?</text:p>
      <text:p text:style-name="P4">How does someone get command of troops?</text:p>
      <text:p text:style-name="P4">What is campaign or camp life like?<text:line-break/>How are battle injuries treated?</text:p>
      <text:p text:style-name="P18">Injuries are the domain of the medicine worker or shaman.</text:p>
      <text:p text:style-name="P4"><text:line-break/>How long do wars typically last?<text:line-break/>Who are the country’s enemies?</text:p>
      <text:p text:style-name="P84">The legendary Akhsavir are the prime mythical enemies of the Ghahaka, though in truth other Ghahaka tribes and natural predators are the only natural threats the Ghahaka face.</text:p>
      <text:p text:style-name="P4"><text:line-break/>Has this society ever attacked another? What was the nature of that war? What would make this society go to war?<text:line-break/>What do soldiers do when there's no war?</text:p>
      <text:p text:style-name="P18">They hunt or work other jobs.</text:p>
      <text:p text:style-name="P4"><text:line-break/>What defenses are available to c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4-29T17:57:45.012870085</dc:date>
    <meta:editing-cycles>203</meta:editing-cycles>
    <meta:editing-duration>P2DT6H1M17S</meta:editing-duration>
    <meta:generator>LibreOffice/6.4.7.2$Linux_X86_64 LibreOffice_project/40$Build-2</meta:generator>
    <meta:document-statistic meta:table-count="0" meta:image-count="0" meta:object-count="0" meta:page-count="31" meta:paragraph-count="399" meta:word-count="11602" meta:character-count="69140" meta:non-whitespace-character-count="578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